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Gordic_20_Repor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ce1" style:family="table-cell" style:parent-style-name="Default" style:data-style-name="N11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12">
      <style:table-cell-properties fo:background-color="#fff200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background-color="#fff200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Prijmy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paragraf</text:p>
          </table:table-cell>
          <table:table-cell table:style-name="ce1" office:value-type="string" calcext:value-type="string">
            <text:p>polozka</text:p>
          </table:table-cell>
          <table:table-cell table:style-name="ce4" office:value-type="string" calcext:value-type="string">
            <text:p>schvaleno</text:p>
          </table:table-cell>
          <table:table-cell table:style-name="ce4" office:value-type="string" calcext:value-type="string">
            <text:p>zmeneno</text:p>
          </table:table-cell>
          <table:table-cell table:style-name="ce4" office:value-type="string" calcext:value-type="string">
            <text:p>plneni</text:p>
          </table:table-cell>
          <table:table-cell table:style-name="ce7"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1" calcext:value-type="float">
            <text:p>1341</text:p>
          </table:table-cell>
          <table:table-cell table:number-columns-repeated="2" office:value-type="currency" office:currency="CZK" office:value="2800000" calcext:value-type="currency">
            <text:p>2 800 000,00 Kč</text:p>
          </table:table-cell>
          <table:table-cell office:value-type="currency" office:currency="CZK" office:value="2647457.64" calcext:value-type="currency">
            <text:p>2 647 457,64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2" calcext:value-type="float">
            <text:p>1342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office:value-type="currency" office:currency="CZK" office:value="667749" calcext:value-type="currency">
            <text:p>667 749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3" calcext:value-type="float">
            <text:p>1343</text:p>
          </table:table-cell>
          <table:table-cell table:number-columns-repeated="2" office:value-type="currency" office:currency="CZK" office:value="13500000" calcext:value-type="currency">
            <text:p>13 500 000,00 Kč</text:p>
          </table:table-cell>
          <table:table-cell office:value-type="currency" office:currency="CZK" office:value="13509160.57" calcext:value-type="currency">
            <text:p>13 509 160,57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4" calcext:value-type="float">
            <text:p>1344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30268" calcext:value-type="currency">
            <text:p>30 268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5" calcext:value-type="float">
            <text:p>1345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office:value-type="currency" office:currency="CZK" office:value="1506190" calcext:value-type="currency">
            <text:p>1 506 19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49" calcext:value-type="float">
            <text:p>1349</text:p>
          </table:table-cell>
          <table:table-cell table:number-columns-repeated="2"/>
          <table:table-cell office:value-type="currency" office:currency="CZK" office:value="332718" calcext:value-type="currency">
            <text:p>332 718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361" calcext:value-type="float">
            <text:p>1361</text:p>
          </table:table-cell>
          <table:table-cell table:number-columns-repeated="2" office:value-type="currency" office:currency="CZK" office:value="9200000" calcext:value-type="currency">
            <text:p>9 200 000,00 Kč</text:p>
          </table:table-cell>
          <table:table-cell office:value-type="currency" office:currency="CZK" office:value="13064356" calcext:value-type="currency">
            <text:p>13 064 356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1511" calcext:value-type="float">
            <text:p>1511</text:p>
          </table:table-cell>
          <table:table-cell table:number-columns-repeated="2" office:value-type="currency" office:currency="CZK" office:value="49000000" calcext:value-type="currency">
            <text:p>49 000 000,00 Kč</text:p>
          </table:table-cell>
          <table:table-cell office:value-type="currency" office:currency="CZK" office:value="52295757.81" calcext:value-type="currency">
            <text:p>52 295 757,81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2460" calcext:value-type="float">
            <text:p>2460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159400" calcext:value-type="currency">
            <text:p>159 40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11" calcext:value-type="float">
            <text:p>4111</text:p>
          </table:table-cell>
          <table:table-cell/>
          <table:table-cell office:value-type="currency" office:currency="CZK" office:value="6110600" calcext:value-type="currency">
            <text:p>6 110 600,00 Kč</text:p>
          </table:table-cell>
          <table:table-cell office:value-type="currency" office:currency="CZK" office:value="6110640" calcext:value-type="currency">
            <text:p>6 110 64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12" calcext:value-type="float">
            <text:p>4112</text:p>
          </table:table-cell>
          <table:table-cell table:number-columns-repeated="3" office:value-type="currency" office:currency="CZK" office:value="60260000" calcext:value-type="currency">
            <text:p>60 260 00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13" calcext:value-type="float">
            <text:p>4113</text:p>
          </table:table-cell>
          <table:table-cell/>
          <table:table-cell office:value-type="currency" office:currency="CZK" office:value="54500" calcext:value-type="currency">
            <text:p>54 500,00 Kč</text:p>
          </table:table-cell>
          <table:table-cell office:value-type="currency" office:currency="CZK" office:value="54438.2" calcext:value-type="currency">
            <text:p>54 438,20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16" calcext:value-type="float">
            <text:p>4116</text:p>
          </table:table-cell>
          <table:table-cell/>
          <table:table-cell office:value-type="currency" office:currency="CZK" office:value="17990800" calcext:value-type="currency">
            <text:p>17 990 800,00 Kč</text:p>
          </table:table-cell>
          <table:table-cell office:value-type="currency" office:currency="CZK" office:value="17912891.69" calcext:value-type="currency">
            <text:p>17 912 891,69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21" calcext:value-type="float">
            <text:p>4121</text:p>
          </table:table-cell>
          <table:table-cell office:value-type="currency" office:currency="CZK" office:value="260210000" calcext:value-type="currency">
            <text:p>260 210 000,00 Kč</text:p>
          </table:table-cell>
          <table:table-cell office:value-type="currency" office:currency="CZK" office:value="469531200" calcext:value-type="currency">
            <text:p>469 531 200,00 Kč</text:p>
          </table:table-cell>
          <table:table-cell office:value-type="currency" office:currency="CZK" office:value="469531203.78" calcext:value-type="currency">
            <text:p>469 531 203,78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22" calcext:value-type="float">
            <text:p>4122</text:p>
          </table:table-cell>
          <table:table-cell/>
          <table:table-cell office:value-type="currency" office:currency="CZK" office:value="2887200" calcext:value-type="currency">
            <text:p>2 887 200,00 Kč</text:p>
          </table:table-cell>
          <table:table-cell office:value-type="currency" office:currency="CZK" office:value="2882772.76" calcext:value-type="currency">
            <text:p>2 882 772,76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29" calcext:value-type="float">
            <text:p>4129</text:p>
          </table:table-cell>
          <table:table-cell/>
          <table:table-cell table:number-columns-repeated="2" office:value-type="currency" office:currency="CZK" office:value="-49921000" calcext:value-type="currency">
            <text:p>-49 921 00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131" calcext:value-type="float">
            <text:p>4131</text:p>
          </table:table-cell>
          <table:table-cell office:value-type="currency" office:currency="CZK" office:value="1358622000" calcext:value-type="currency">
            <text:p>1 358 622 000,00 Kč</text:p>
          </table:table-cell>
          <table:table-cell office:value-type="currency" office:currency="CZK" office:value="1221283500" calcext:value-type="currency">
            <text:p>1 221 283 500,00 Kč</text:p>
          </table:table-cell>
          <table:table-cell office:value-type="currency" office:currency="CZK" office:value="841223400" calcext:value-type="currency">
            <text:p>841 223 400,00 Kč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000</text:p>
          </table:table-cell>
          <table:table-cell table:style-name="ce3" office:value-type="float" office:value="4133" calcext:value-type="float">
            <text:p>4133</text:p>
          </table:table-cell>
          <table:table-cell table:style-name="ce6" table:number-columns-repeated="2"/>
          <table:table-cell table:style-name="ce6" office:value-type="currency" office:currency="CZK" office:value="7793144.59" calcext:value-type="currency">
            <text:p>7 793 144,59 Kč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000</text:p>
          </table:table-cell>
          <table:table-cell table:style-name="ce3" office:value-type="float" office:value="4134" calcext:value-type="float">
            <text:p>4134</text:p>
          </table:table-cell>
          <table:table-cell table:number-columns-repeated="2" table:style-name="ce6" office:value-type="currency" office:currency="CZK" office:value="5383000" calcext:value-type="currency">
            <text:p>5 383 000,00 Kč</text:p>
          </table:table-cell>
          <table:table-cell table:style-name="ce6" office:value-type="currency" office:currency="CZK" office:value="749694131.69" calcext:value-type="currency">
            <text:p>749 694 131,69 Kč</text:p>
          </table:table-cell>
          <table:table-cell table:number-columns-repeated="1019"/>
        </table:table-row>
        <table:table-row table:style-name="ro1">
          <table:table-cell table:style-name="ce3" office:value-type="float" office:value="0" calcext:value-type="float">
            <text:p>0000</text:p>
          </table:table-cell>
          <table:table-cell table:style-name="ce3" office:value-type="float" office:value="4139" calcext:value-type="float">
            <text:p>4139</text:p>
          </table:table-cell>
          <table:table-cell table:style-name="ce6" office:value-type="currency" office:currency="CZK" office:value="5383000" calcext:value-type="currency">
            <text:p>5 383 000,00 Kč</text:p>
          </table:table-cell>
          <table:table-cell table:style-name="ce6" office:value-type="currency" office:currency="CZK" office:value="5653000" calcext:value-type="currency">
            <text:p>5 653 000,00 Kč</text:p>
          </table:table-cell>
          <table:table-cell table:style-name="ce6" office:value-type="currency" office:currency="CZK" office:value="5157516.15" calcext:value-type="currency">
            <text:p>5 157 516,15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213" calcext:value-type="float">
            <text:p>4213</text:p>
          </table:table-cell>
          <table:table-cell/>
          <table:table-cell office:value-type="currency" office:currency="CZK" office:value="4928700" calcext:value-type="currency">
            <text:p>4 928 700,00 Kč</text:p>
          </table:table-cell>
          <table:table-cell office:value-type="currency" office:currency="CZK" office:value="4928692.7" calcext:value-type="currency">
            <text:p>4 928 692,70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216" calcext:value-type="float">
            <text:p>4216</text:p>
          </table:table-cell>
          <table:table-cell/>
          <table:table-cell office:value-type="currency" office:currency="CZK" office:value="90174800" calcext:value-type="currency">
            <text:p>90 174 800,00 Kč</text:p>
          </table:table-cell>
          <table:table-cell office:value-type="currency" office:currency="CZK" office:value="90174745.04" calcext:value-type="currency">
            <text:p>90 174 745,04 Kč</text:p>
          </table:table-cell>
          <table:table-cell table:number-columns-repeated="1019"/>
        </table:table-row>
        <table:table-row table:style-name="ro1">
          <table:table-cell table:style-name="ce2" office:value-type="float" office:value="0" calcext:value-type="float">
            <text:p>0000</text:p>
          </table:table-cell>
          <table:table-cell table:style-name="ce2" office:value-type="float" office:value="4221" calcext:value-type="float">
            <text:p>4221</text:p>
          </table:table-cell>
          <table:table-cell/>
          <table:table-cell table:number-columns-repeated="2" office:value-type="currency" office:currency="CZK" office:value="8000000" calcext:value-type="currency">
            <text:p>8 000 00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122" calcext:value-type="float">
            <text:p>2122</text:p>
          </table:table-cell>
          <table:table-cell/>
          <table:table-cell table:number-columns-repeated="2" office:value-type="currency" office:currency="CZK" office:value="450000" calcext:value-type="currency">
            <text:p>450 00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2575700" calcext:value-type="currency">
            <text:p>2 575 700,00 Kč</text:p>
          </table:table-cell>
          <table:table-cell office:value-type="currency" office:currency="CZK" office:value="2611031.84" calcext:value-type="currency">
            <text:p>2 611 031,84 Kč</text:p>
          </table:table-cell>
          <table:table-cell table:number-columns-repeated="1019"/>
        </table:table-row>
        <table:table-row table:style-name="ro1">
          <table:table-cell table:style-name="ce2" office:value-type="float" office:value="3111" calcext:value-type="float">
            <text:p>3111</text:p>
          </table:table-cell>
          <table:table-cell table:style-name="ce2" office:value-type="float" office:value="2322" calcext:value-type="float">
            <text:p>2322</text:p>
          </table:table-cell>
          <table:table-cell/>
          <table:table-cell office:value-type="currency" office:currency="CZK" office:value="46100" calcext:value-type="currency">
            <text:p>46 100,00 Kč</text:p>
          </table:table-cell>
          <table:table-cell office:value-type="currency" office:currency="CZK" office:value="46016" calcext:value-type="currency">
            <text:p>46 016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122" calcext:value-type="float">
            <text:p>2122</text:p>
          </table:table-cell>
          <table:table-cell/>
          <table:table-cell table:number-columns-repeated="2" office:value-type="currency" office:currency="CZK" office:value="2941000" calcext:value-type="currency">
            <text:p>2 941 00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2022900" calcext:value-type="currency">
            <text:p>2 022 900,00 Kč</text:p>
          </table:table-cell>
          <table:table-cell office:value-type="currency" office:currency="CZK" office:value="2109976.94" calcext:value-type="currency">
            <text:p>2 109 976,94 Kč</text:p>
          </table:table-cell>
          <table:table-cell table:number-columns-repeated="1019"/>
        </table:table-row>
        <table:table-row table:style-name="ro1">
          <table:table-cell table:style-name="ce2" office:value-type="float" office:value="3113" calcext:value-type="float">
            <text:p>3113</text:p>
          </table:table-cell>
          <table:table-cell table:style-name="ce2" office:value-type="float" office:value="2322" calcext:value-type="float">
            <text:p>2322</text:p>
          </table:table-cell>
          <table:table-cell/>
          <table:table-cell office:value-type="currency" office:currency="CZK" office:value="222500" calcext:value-type="currency">
            <text:p>222 500,00 Kč</text:p>
          </table:table-cell>
          <table:table-cell office:value-type="currency" office:currency="CZK" office:value="222343" calcext:value-type="currency">
            <text:p>222 343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149" calcext:value-type="float">
            <text:p>3149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3368300" calcext:value-type="currency">
            <text:p>3 368 300,00 Kč</text:p>
          </table:table-cell>
          <table:table-cell office:value-type="currency" office:currency="CZK" office:value="3556750.62" calcext:value-type="currency">
            <text:p>3 556 750,62 Kč</text:p>
          </table:table-cell>
          <table:table-cell table:number-columns-repeated="1019"/>
        </table:table-row>
        <table:table-row table:style-name="ro1">
          <table:table-cell table:style-name="ce2" office:value-type="float" office:value="3149" calcext:value-type="float">
            <text:p>3149</text:p>
          </table:table-cell>
          <table:table-cell table:style-name="ce2" office:value-type="float" office:value="2322" calcext:value-type="float">
            <text:p>2322</text:p>
          </table:table-cell>
          <table:table-cell/>
          <table:table-cell office:value-type="currency" office:currency="CZK" office:value="692100" calcext:value-type="currency">
            <text:p>692 100,00 Kč</text:p>
          </table:table-cell>
          <table:table-cell office:value-type="currency" office:currency="CZK" office:value="691976" calcext:value-type="currency">
            <text:p>691 976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311" calcext:value-type="float">
            <text:p>3311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 office:value-type="currency" office:currency="CZK" office:value="1050000" calcext:value-type="currency">
            <text:p>1 050 000,00 Kč</text:p>
          </table:table-cell>
          <table:table-cell office:value-type="currency" office:currency="CZK" office:value="1138445" calcext:value-type="currency">
            <text:p>1 138 445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2111" calcext:value-type="float">
            <text:p>2111</text:p>
          </table:table-cell>
          <table:table-cell office:value-type="currency" office:currency="CZK" office:value="100000" calcext:value-type="currency">
            <text:p>100 000,00 Kč</text:p>
          </table:table-cell>
          <table:table-cell table:number-columns-repeated="1021"/>
        </table:table-row>
        <table:table-row table:style-name="ro1">
          <table:table-cell table:style-name="ce2" office:value-type="float" office:value="3392" calcext:value-type="float">
            <text:p>3392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584940" calcext:value-type="currency">
            <text:p>584 94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421" calcext:value-type="float">
            <text:p>3421</text:p>
          </table:table-cell>
          <table:table-cell table:style-name="ce2" office:value-type="float" office:value="2111" calcext:value-type="float">
            <text:p>2111</text:p>
          </table:table-cell>
          <table:table-cell/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129310" calcext:value-type="currency">
            <text:p>129 31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523" calcext:value-type="float">
            <text:p>3523</text:p>
          </table:table-cell>
          <table:table-cell table:style-name="ce2" office:value-type="float" office:value="2122" calcext:value-type="float">
            <text:p>2122</text:p>
          </table:table-cell>
          <table:table-cell table:number-columns-repeated="3" office:value-type="currency" office:currency="CZK" office:value="1000000" calcext:value-type="currency">
            <text:p>1 000 00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523" calcext:value-type="float">
            <text:p>3523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7000" calcext:value-type="currency">
            <text:p>7 000,00 Kč</text:p>
          </table:table-cell>
          <table:table-cell office:value-type="currency" office:currency="CZK" office:value="136680.68" calcext:value-type="currency">
            <text:p>136 680,68 Kč</text:p>
          </table:table-cell>
          <table:table-cell table:number-columns-repeated="1019"/>
        </table:table-row>
        <table:table-row table:style-name="ro1">
          <table:table-cell table:style-name="ce2" office:value-type="float" office:value="3613" calcext:value-type="float">
            <text:p>3613</text:p>
          </table:table-cell>
          <table:table-cell table:style-name="ce2" office:value-type="float" office:value="2322" calcext:value-type="float">
            <text:p>2322</text:p>
          </table:table-cell>
          <table:table-cell/>
          <table:table-cell table:number-columns-repeated="2" office:value-type="currency" office:currency="CZK" office:value="15000000" calcext:value-type="currency">
            <text:p>15 000 00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632" calcext:value-type="float">
            <text:p>3632</text:p>
          </table:table-cell>
          <table:table-cell table:style-name="ce2" office:value-type="float" office:value="2324" calcext:value-type="float">
            <text:p>2324</text:p>
          </table:table-cell>
          <table:table-cell/>
          <table:table-cell office:value-type="currency" office:currency="CZK" office:value="65700" calcext:value-type="currency">
            <text:p>65 700,00 Kč</text:p>
          </table:table-cell>
          <table:table-cell office:value-type="currency" office:currency="CZK" office:value="262972.1" calcext:value-type="currency">
            <text:p>262 972,10 Kč</text:p>
          </table:table-cell>
          <table:table-cell table:number-columns-repeated="1019"/>
        </table:table-row>
        <table:table-row table:style-name="ro1">
          <table:table-cell table:style-name="ce2" office:value-type="float" office:value="3745" calcext:value-type="float">
            <text:p>3745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18294" calcext:value-type="currency">
            <text:p>18 294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4351" calcext:value-type="float">
            <text:p>4351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office:value-type="currency" office:currency="CZK" office:value="2908600" calcext:value-type="currency">
            <text:p>2 908 600,00 Kč</text:p>
          </table:table-cell>
          <table:table-cell office:value-type="currency" office:currency="CZK" office:value="2953152.95" calcext:value-type="currency">
            <text:p>2 953 152,95 Kč</text:p>
          </table:table-cell>
          <table:table-cell table:number-columns-repeated="1019"/>
        </table:table-row>
        <table:table-row table:style-name="ro1"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2" calcext:value-type="float">
            <text:p>2322</text:p>
          </table:table-cell>
          <table:table-cell table:number-columns-repeated="2"/>
          <table:table-cell office:value-type="currency" office:currency="CZK" office:value="8696" calcext:value-type="currency">
            <text:p>8 696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/>
          <table:table-cell office:value-type="currency" office:currency="CZK" office:value="148696.1" calcext:value-type="currency">
            <text:p>148 696,10 Kč</text:p>
          </table:table-cell>
          <table:table-cell table:number-columns-repeated="1019"/>
        </table:table-row>
        <table:table-row table:style-name="ro1">
          <table:table-cell table:style-name="ce2" office:value-type="float" office:value="6171" calcext:value-type="float">
            <text:p>6171</text:p>
          </table:table-cell>
          <table:table-cell table:style-name="ce2" office:value-type="float" office:value="2329" calcext:value-type="float">
            <text:p>2329</text:p>
          </table:table-cell>
          <table:table-cell/>
          <table:table-cell office:value-type="currency" office:currency="CZK" office:value="2515000" calcext:value-type="currency">
            <text:p>2 515 000,00 Kč</text:p>
          </table:table-cell>
          <table:table-cell office:value-type="currency" office:currency="CZK" office:value="2539460" calcext:value-type="currency">
            <text:p>2 539 46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141" calcext:value-type="float">
            <text:p>2141</text:p>
          </table:table-cell>
          <table:table-cell table:number-columns-repeated="2" office:value-type="currency" office:currency="CZK" office:value="1000000" calcext:value-type="currency">
            <text:p>1 000 000,00 Kč</text:p>
          </table:table-cell>
          <table:table-cell office:value-type="currency" office:currency="CZK" office:value="729722.16" calcext:value-type="currency">
            <text:p>729 722,16 Kč</text:p>
          </table:table-cell>
          <table:table-cell table:number-columns-repeated="1019"/>
        </table:table-row>
        <table:table-row table:style-name="ro1">
          <table:table-cell table:style-name="ce2" office:value-type="float" office:value="6310" calcext:value-type="float">
            <text:p>6310</text:p>
          </table:table-cell>
          <table:table-cell table:style-name="ce2" office:value-type="float" office:value="2142" calcext:value-type="float">
            <text:p>2142</text:p>
          </table:table-cell>
          <table:table-cell office:value-type="currency" office:currency="CZK" office:value="7300000" calcext:value-type="currency">
            <text:p>7 300 000,00 Kč</text:p>
          </table:table-cell>
          <table:table-cell office:value-type="currency" office:currency="CZK" office:value="10900000" calcext:value-type="currency">
            <text:p>10 900 000,00 Kč</text:p>
          </table:table-cell>
          <table:table-cell office:value-type="currency" office:currency="CZK" office:value="10965000" calcext:value-type="currency">
            <text:p>10 965 00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6402" calcext:value-type="float">
            <text:p>6402</text:p>
          </table:table-cell>
          <table:table-cell table:style-name="ce2" office:value-type="float" office:value="2221" calcext:value-type="float">
            <text:p>2221</text:p>
          </table:table-cell>
          <table:table-cell/>
          <table:table-cell office:value-type="currency" office:currency="CZK" office:value="3270200" calcext:value-type="currency">
            <text:p>3 270 200,00 Kč</text:p>
          </table:table-cell>
          <table:table-cell office:value-type="currency" office:currency="CZK" office:value="3270133.24" calcext:value-type="currency">
            <text:p>3 270 133,24 Kč</text:p>
          </table:table-cell>
          <table:table-cell table:number-columns-repeated="1019"/>
        </table:table-row>
        <table:table-row table:style-name="ro1">
          <table:table-cell table:style-name="ce2" office:value-type="float" office:value="6402" calcext:value-type="float">
            <text:p>6402</text:p>
          </table:table-cell>
          <table:table-cell table:style-name="ce2" office:value-type="float" office:value="2229" calcext:value-type="float">
            <text:p>2229</text:p>
          </table:table-cell>
          <table:table-cell/>
          <table:table-cell table:number-columns-repeated="2" office:value-type="currency" office:currency="CZK" office:value="49600" calcext:value-type="currency">
            <text:p>49 600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111" calcext:value-type="float">
            <text:p>2111</text:p>
          </table:table-cell>
          <table:table-cell table:number-columns-repeated="2"/>
          <table:table-cell office:value-type="currency" office:currency="CZK" office:value="64726.93" calcext:value-type="currency">
            <text:p>64 726,93 Kč</text:p>
          </table:table-cell>
          <table:table-cell table:number-columns-repeated="1019"/>
        </table:table-row>
        <table:table-row table:style-name="ro1"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212" calcext:value-type="float">
            <text:p>2212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688896.44" calcext:value-type="currency">
            <text:p>688 896,44 Kč</text:p>
          </table:table-cell>
          <table:table-cell table:number-columns-repeated="1019"/>
        </table:table-row>
        <table:table-row table:style-name="ro1"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324" calcext:value-type="float">
            <text:p>2324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82695" calcext:value-type="currency">
            <text:p>82 695,00 Kč</text:p>
          </table:table-cell>
          <table:table-cell table:number-columns-repeated="1019"/>
        </table:table-row>
        <table:table-row table:style-name="ro1">
          <table:table-cell table:style-name="ce2" office:value-type="float" office:value="6409" calcext:value-type="float">
            <text:p>6409</text:p>
          </table:table-cell>
          <table:table-cell table:style-name="ce2" office:value-type="float" office:value="2329" calcext:value-type="float">
            <text:p>2329</text:p>
          </table:table-cell>
          <table:table-cell office:value-type="currency" office:currency="CZK" office:value="7200000" calcext:value-type="currency">
            <text:p>7 200 000,00 Kč</text:p>
          </table:table-cell>
          <table:table-cell office:value-type="currency" office:currency="CZK" office:value="115000" calcext:value-type="currency">
            <text:p>115 000,00 Kč</text:p>
          </table:table-cell>
          <table:table-cell office:value-type="currency" office:currency="CZK" office:value="142415.9" calcext:value-type="currency">
            <text:p>142 415,90 Kč</text:p>
          </table:table-cell>
          <table:table-cell table:number-columns-repeated="1019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331">
          <table:table-cell table:number-columns-repeated="1024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ydaje" table:style-name="ta2">
        <office:forms form:automatic-focus="false" form:apply-design-mode="false"/>
        <table:table-column table:style-name="co1" table:number-columns-repeated="2" table:default-cell-style-name="ce2"/>
        <table:table-column table:style-name="co3" table:number-columns-repeated="3" table:default-cell-style-name="ce5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aragraf</text:p>
          </table:table-cell>
          <table:table-cell table:style-name="ce1" office:value-type="string" calcext:value-type="string">
            <text:p>polozka</text:p>
          </table:table-cell>
          <table:table-cell table:style-name="ce4" office:value-type="string" calcext:value-type="string">
            <text:p>schvaleno</text:p>
          </table:table-cell>
          <table:table-cell table:style-name="ce4" office:value-type="string" calcext:value-type="string">
            <text:p>zmeneno</text:p>
          </table:table-cell>
          <table:table-cell table:style-name="ce4" office:value-type="string" calcext:value-type="string">
            <text:p>plneni</text:p>
          </table:table-cell>
          <table:table-cell table:style-name="ce7" table:number-columns-repeated="1019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20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11000000" calcext:value-type="currency">
            <text:p>11 000 000,00 Kč</text:p>
          </table:table-cell>
          <table:table-cell office:value-type="currency" office:currency="CZK" office:value="10692540" calcext:value-type="currency">
            <text:p>10 692 540,00 Kč</text:p>
          </table:table-cell>
          <table:table-cell table:number-columns-repeated="1019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table:number-columns-repeated="1021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35000" calcext:value-type="currency">
            <text:p>35 000,00 Kč</text:p>
          </table:table-cell>
          <table:table-cell office:value-type="currency" office:currency="CZK" office:value="34321.2" calcext:value-type="currency">
            <text:p>34 321,2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38000" calcext:value-type="currency">
            <text:p>38 000,00 Kč</text:p>
          </table:table-cell>
          <table:table-cell office:value-type="currency" office:currency="CZK" office:value="37549.08" calcext:value-type="currency">
            <text:p>37 549,08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97000" calcext:value-type="currency">
            <text:p>97 000,00 Kč</text:p>
          </table:table-cell>
          <table:table-cell office:value-type="currency" office:currency="CZK" office:value="247000" calcext:value-type="currency">
            <text:p>247 000,00 Kč</text:p>
          </table:table-cell>
          <table:table-cell office:value-type="currency" office:currency="CZK" office:value="180870.8" calcext:value-type="currency">
            <text:p>180 870,8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8500000" calcext:value-type="currency">
            <text:p>8 500 000,00 Kč</text:p>
          </table:table-cell>
          <table:table-cell office:value-type="currency" office:currency="CZK" office:value="3450000" calcext:value-type="currency">
            <text:p>3 450 000,00 Kč</text:p>
          </table:table-cell>
          <table:table-cell office:value-type="currency" office:currency="CZK" office:value="2929324" calcext:value-type="currency">
            <text:p>2 929 324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40200000" calcext:value-type="currency">
            <text:p>40 200 000,00 Kč</text:p>
          </table:table-cell>
          <table:table-cell table:number-columns-repeated="1021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39820000" calcext:value-type="currency">
            <text:p>39 820 000,00 Kč</text:p>
          </table:table-cell>
          <table:table-cell office:value-type="currency" office:currency="CZK" office:value="42528100" calcext:value-type="currency">
            <text:p>42 528 100,00 Kč</text:p>
          </table:table-cell>
          <table:table-cell office:value-type="currency" office:currency="CZK" office:value="42527528.35" calcext:value-type="currency">
            <text:p>42 527 528,35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2486500" calcext:value-type="currency">
            <text:p>2 486 50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3000000" calcext:value-type="currency">
            <text:p>3 000 000,00 Kč</text:p>
          </table:table-cell>
          <table:table-cell office:value-type="currency" office:currency="CZK" office:value="832903" calcext:value-type="currency">
            <text:p>832 903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6122" calcext:value-type="float">
            <text:p>6122</text:p>
          </table:table-cell>
          <table:table-cell/>
          <table:table-cell table:number-columns-repeated="2" office:value-type="currency" office:currency="CZK" office:value="63400" calcext:value-type="currency">
            <text:p>63 40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6351" calcext:value-type="float">
            <text:p>6351</text:p>
          </table:table-cell>
          <table:table-cell/>
          <table:table-cell office:value-type="currency" office:currency="CZK" office:value="781900" calcext:value-type="currency">
            <text:p>781 900,00 Kč</text:p>
          </table:table-cell>
          <table:table-cell office:value-type="currency" office:currency="CZK" office:value="781813.49" calcext:value-type="currency">
            <text:p>781 813,49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6356" calcext:value-type="float">
            <text:p>6356</text:p>
          </table:table-cell>
          <table:table-cell/>
          <table:table-cell table:number-columns-repeated="2" office:value-type="currency" office:currency="CZK" office:value="1598000" calcext:value-type="currency">
            <text:p>1 598 0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currency" office:currency="CZK" office:value="196000" calcext:value-type="currency">
            <text:p>196 000,00 Kč</text:p>
          </table:table-cell>
          <table:table-cell office:value-type="currency" office:currency="CZK" office:value="88000" calcext:value-type="currency">
            <text:p>88 0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21" calcext:value-type="float">
            <text:p>5021</text:p>
          </table:table-cell>
          <table:table-cell office:value-type="currency" office:currency="CZK" office:value="1955000" calcext:value-type="currency">
            <text:p>1 955 000,00 Kč</text:p>
          </table:table-cell>
          <table:table-cell office:value-type="currency" office:currency="CZK" office:value="2831200" calcext:value-type="currency">
            <text:p>2 831 200,00 Kč</text:p>
          </table:table-cell>
          <table:table-cell office:value-type="currency" office:currency="CZK" office:value="1523100" calcext:value-type="currency">
            <text:p>1 523 1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31" calcext:value-type="float">
            <text:p>5031</text:p>
          </table:table-cell>
          <table:table-cell office:value-type="currency" office:currency="CZK" office:value="495000" calcext:value-type="currency">
            <text:p>495 000,00 Kč</text:p>
          </table:table-cell>
          <table:table-cell office:value-type="currency" office:currency="CZK" office:value="816800" calcext:value-type="currency">
            <text:p>816 800,00 Kč</text:p>
          </table:table-cell>
          <table:table-cell office:value-type="currency" office:currency="CZK" office:value="402775" calcext:value-type="currency">
            <text:p>402 775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32" calcext:value-type="float">
            <text:p>5032</text:p>
          </table:table-cell>
          <table:table-cell office:value-type="currency" office:currency="CZK" office:value="178000" calcext:value-type="currency">
            <text:p>178 000,00 Kč</text:p>
          </table:table-cell>
          <table:table-cell office:value-type="currency" office:currency="CZK" office:value="291600" calcext:value-type="currency">
            <text:p>291 600,00 Kč</text:p>
          </table:table-cell>
          <table:table-cell office:value-type="currency" office:currency="CZK" office:value="144999" calcext:value-type="currency">
            <text:p>144 999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11000" calcext:value-type="currency">
            <text:p>11 000,00 Kč</text:p>
          </table:table-cell>
          <table:table-cell office:value-type="currency" office:currency="CZK" office:value="21000" calcext:value-type="currency">
            <text:p>21 000,00 Kč</text:p>
          </table:table-cell>
          <table:table-cell office:value-type="currency" office:currency="CZK" office:value="7177" calcext:value-type="currency">
            <text:p>7 177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15000" calcext:value-type="currency">
            <text:p>115 000,00 Kč</text:p>
          </table:table-cell>
          <table:table-cell office:value-type="currency" office:currency="CZK" office:value="382200" calcext:value-type="currency">
            <text:p>382 200,00 Kč</text:p>
          </table:table-cell>
          <table:table-cell office:value-type="currency" office:currency="CZK" office:value="244425" calcext:value-type="currency">
            <text:p>244 425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6000" calcext:value-type="currency">
            <text:p>26 000,00 Kč</text:p>
          </table:table-cell>
          <table:table-cell office:value-type="currency" office:currency="CZK" office:value="65500" calcext:value-type="currency">
            <text:p>65 500,00 Kč</text:p>
          </table:table-cell>
          <table:table-cell office:value-type="currency" office:currency="CZK" office:value="30487.35" calcext:value-type="currency">
            <text:p>30 487,35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75300" calcext:value-type="currency">
            <text:p>75 300,00 Kč</text:p>
          </table:table-cell>
          <table:table-cell office:value-type="currency" office:currency="CZK" office:value="26377.62" calcext:value-type="currency">
            <text:p>26 377,62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875000" calcext:value-type="currency">
            <text:p>875 000,00 Kč</text:p>
          </table:table-cell>
          <table:table-cell office:value-type="currency" office:currency="CZK" office:value="874610" calcext:value-type="currency">
            <text:p>874 61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640000" calcext:value-type="currency">
            <text:p>1 640 000,00 Kč</text:p>
          </table:table-cell>
          <table:table-cell office:value-type="currency" office:currency="CZK" office:value="2015300" calcext:value-type="currency">
            <text:p>2 015 300,00 Kč</text:p>
          </table:table-cell>
          <table:table-cell office:value-type="currency" office:currency="CZK" office:value="707462" calcext:value-type="currency">
            <text:p>707 462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113500" calcext:value-type="currency">
            <text:p>113 500,00 Kč</text:p>
          </table:table-cell>
          <table:table-cell office:value-type="currency" office:currency="CZK" office:value="113377" calcext:value-type="currency">
            <text:p>113 377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360000" calcext:value-type="currency">
            <text:p>1 360 000,00 Kč</text:p>
          </table:table-cell>
          <table:table-cell office:value-type="currency" office:currency="CZK" office:value="735400" calcext:value-type="currency">
            <text:p>735 400,00 Kč</text:p>
          </table:table-cell>
          <table:table-cell office:value-type="currency" office:currency="CZK" office:value="429803" calcext:value-type="currency">
            <text:p>429 803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26000" calcext:value-type="currency">
            <text:p>26 000,00 Kč</text:p>
          </table:table-cell>
          <table:table-cell office:value-type="currency" office:currency="CZK" office:value="5568.65" calcext:value-type="currency">
            <text:p>5 568,65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700000" calcext:value-type="currency">
            <text:p>700 0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85456000" calcext:value-type="currency">
            <text:p>85 456 000,00 Kč</text:p>
          </table:table-cell>
          <table:table-cell office:value-type="currency" office:currency="CZK" office:value="90975200" calcext:value-type="currency">
            <text:p>90 975 200,00 Kč</text:p>
          </table:table-cell>
          <table:table-cell office:value-type="currency" office:currency="CZK" office:value="90974347.94" calcext:value-type="currency">
            <text:p>90 974 347,94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336" calcext:value-type="float">
            <text:p>5336</text:p>
          </table:table-cell>
          <table:table-cell/>
          <table:table-cell office:value-type="currency" office:currency="CZK" office:value="14046000" calcext:value-type="currency">
            <text:p>14 046 000,00 Kč</text:p>
          </table:table-cell>
          <table:table-cell office:value-type="currency" office:currency="CZK" office:value="13048416.92" calcext:value-type="currency">
            <text:p>13 048 416,92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339" calcext:value-type="float">
            <text:p>5339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424" calcext:value-type="float">
            <text:p>5424</text:p>
          </table:table-cell>
          <table:table-cell/>
          <table:table-cell office:value-type="currency" office:currency="CZK" office:value="5900" calcext:value-type="currency">
            <text:p>5 900,00 Kč</text:p>
          </table:table-cell>
          <table:table-cell office:value-type="currency" office:currency="CZK" office:value="2683" calcext:value-type="currency">
            <text:p>2 683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909" calcext:value-type="float">
            <text:p>5909</text:p>
          </table:table-cell>
          <table:table-cell/>
          <table:table-cell office:value-type="currency" office:currency="CZK" office:value="889700" calcext:value-type="currency">
            <text:p>889 700,00 Kč</text:p>
          </table:table-cell>
          <table:table-cell table:number-columns-repeated="102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99800000" calcext:value-type="currency">
            <text:p>99 800 000,00 Kč</text:p>
          </table:table-cell>
          <table:table-cell office:value-type="currency" office:currency="CZK" office:value="78555000" calcext:value-type="currency">
            <text:p>78 555 000,00 Kč</text:p>
          </table:table-cell>
          <table:table-cell office:value-type="currency" office:currency="CZK" office:value="45443832.5" calcext:value-type="currency">
            <text:p>45 443 832,5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1974700" calcext:value-type="currency">
            <text:p>1 974 700,00 Kč</text:p>
          </table:table-cell>
          <table:table-cell office:value-type="currency" office:currency="CZK" office:value="1974676" calcext:value-type="currency">
            <text:p>1 974 676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125" calcext:value-type="float">
            <text:p>6125</text:p>
          </table:table-cell>
          <table:table-cell/>
          <table:table-cell office:value-type="currency" office:currency="CZK" office:value="1828000" calcext:value-type="currency">
            <text:p>1 828 000,00 Kč</text:p>
          </table:table-cell>
          <table:table-cell office:value-type="currency" office:currency="CZK" office:value="1716191" calcext:value-type="currency">
            <text:p>1 716 191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19000000" calcext:value-type="currency">
            <text:p>19 000 000,00 Kč</text:p>
          </table:table-cell>
          <table:table-cell office:value-type="currency" office:currency="CZK" office:value="15060400" calcext:value-type="currency">
            <text:p>15 060 400,00 Kč</text:p>
          </table:table-cell>
          <table:table-cell office:value-type="currency" office:currency="CZK" office:value="13059615" calcext:value-type="currency">
            <text:p>13 059 615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356" calcext:value-type="float">
            <text:p>6356</text:p>
          </table:table-cell>
          <table:table-cell/>
          <table:table-cell table:number-columns-repeated="2" office:value-type="currency" office:currency="CZK" office:value="5798500" calcext:value-type="currency">
            <text:p>5 798 5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909" calcext:value-type="float">
            <text:p>6909</text:p>
          </table:table-cell>
          <table:table-cell/>
          <table:table-cell office:value-type="currency" office:currency="CZK" office:value="79628200" calcext:value-type="currency">
            <text:p>79 628 200,00 Kč</text:p>
          </table:table-cell>
          <table:table-cell table:number-columns-repeated="1020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54000000" calcext:value-type="currency">
            <text:p>54 000 000,00 Kč</text:p>
          </table:table-cell>
          <table:table-cell office:value-type="currency" office:currency="CZK" office:value="61321100" calcext:value-type="currency">
            <text:p>61 321 100,00 Kč</text:p>
          </table:table-cell>
          <table:table-cell office:value-type="currency" office:currency="CZK" office:value="61320927.18" calcext:value-type="currency">
            <text:p>61 320 927,18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92700" calcext:value-type="currency">
            <text:p>92 700,00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76874000" calcext:value-type="currency">
            <text:p>76 874 000,00 Kč</text:p>
          </table:table-cell>
          <table:table-cell office:value-type="currency" office:currency="CZK" office:value="78982300" calcext:value-type="currency">
            <text:p>78 982 300,00 Kč</text:p>
          </table:table-cell>
          <table:table-cell office:value-type="currency" office:currency="CZK" office:value="37983300" calcext:value-type="currency">
            <text:p>37 983 300,00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356" calcext:value-type="float">
            <text:p>6356</text:p>
          </table:table-cell>
          <table:table-cell/>
          <table:table-cell office:value-type="currency" office:currency="CZK" office:value="12533100" calcext:value-type="currency">
            <text:p>12 533 100,00 Kč</text:p>
          </table:table-cell>
          <table:table-cell office:value-type="currency" office:currency="CZK" office:value="3237838.2" calcext:value-type="currency">
            <text:p>3 237 838,2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1050000" calcext:value-type="currency">
            <text:p>1 050 000,00 Kč</text:p>
          </table:table-cell>
          <table:table-cell office:value-type="currency" office:currency="CZK" office:value="1407200" calcext:value-type="currency">
            <text:p>1 407 200,00 Kč</text:p>
          </table:table-cell>
          <table:table-cell office:value-type="currency" office:currency="CZK" office:value="1375349.55" calcext:value-type="currency">
            <text:p>1 375 349,55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15000" calcext:value-type="currency">
            <text:p>15 000,00 Kč</text:p>
          </table:table-cell>
          <table:table-cell table:number-columns-repeated="1020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16000" calcext:value-type="currency">
            <text:p>16 000,00 Kč</text:p>
          </table:table-cell>
          <table:table-cell office:value-type="currency" office:currency="CZK" office:value="10529" calcext:value-type="currency">
            <text:p>10 529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51" calcext:value-type="float">
            <text:p>5151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5539" calcext:value-type="currency">
            <text:p>15 539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495" calcext:value-type="currency">
            <text:p>495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800000" calcext:value-type="currency">
            <text:p>800 000,00 Kč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692367" calcext:value-type="currency">
            <text:p>692 367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34000" calcext:value-type="currency">
            <text:p>134 000,00 Kč</text:p>
          </table:table-cell>
          <table:table-cell office:value-type="currency" office:currency="CZK" office:value="112000" calcext:value-type="currency">
            <text:p>112 000,00 Kč</text:p>
          </table:table-cell>
          <table:table-cell office:value-type="currency" office:currency="CZK" office:value="104835.91" calcext:value-type="currency">
            <text:p>104 835,91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6350" calcext:value-type="currency">
            <text:p>6 350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2500" calcext:value-type="currency">
            <text:p>2 500,00 Kč</text:p>
          </table:table-cell>
          <table:table-cell office:value-type="currency" office:currency="CZK" office:value="2360" calcext:value-type="currency">
            <text:p>2 360,00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7694" calcext:value-type="currency">
            <text:p>7 694,00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20000" calcext:value-type="currency">
            <text:p>520 000,00 Kč</text:p>
          </table:table-cell>
          <table:table-cell office:value-type="currency" office:currency="CZK" office:value="273800" calcext:value-type="currency">
            <text:p>273 800,00 Kč</text:p>
          </table:table-cell>
          <table:table-cell office:value-type="currency" office:currency="CZK" office:value="271573.6" calcext:value-type="currency">
            <text:p>271 573,60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105000" calcext:value-type="currency">
            <text:p>105 000,00 Kč</text:p>
          </table:table-cell>
          <table:table-cell office:value-type="currency" office:currency="CZK" office:value="88147" calcext:value-type="currency">
            <text:p>88 147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700000" calcext:value-type="currency">
            <text:p>700 000,00 Kč</text:p>
          </table:table-cell>
          <table:table-cell office:value-type="currency" office:currency="CZK" office:value="650000" calcext:value-type="currency">
            <text:p>650 000,00 Kč</text:p>
          </table:table-cell>
          <table:table-cell office:value-type="currency" office:currency="CZK" office:value="648458.16" calcext:value-type="currency">
            <text:p>648 458,16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42000" calcext:value-type="currency">
            <text:p>42 000,00 Kč</text:p>
          </table:table-cell>
          <table:table-cell office:value-type="currency" office:currency="CZK" office:value="14635.2" calcext:value-type="currency">
            <text:p>14 635,2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office:value-type="currency" office:currency="CZK" office:value="39579.4" calcext:value-type="currency">
            <text:p>39 579,4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1" calcext:value-type="float">
            <text:p>5161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office:value-type="currency" office:currency="CZK" office:value="228" calcext:value-type="currency">
            <text:p>228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818000" calcext:value-type="currency">
            <text:p>1 818 000,00 Kč</text:p>
          </table:table-cell>
          <table:table-cell office:value-type="currency" office:currency="CZK" office:value="2778000" calcext:value-type="currency">
            <text:p>2 778 000,00 Kč</text:p>
          </table:table-cell>
          <table:table-cell office:value-type="currency" office:currency="CZK" office:value="2740125.46" calcext:value-type="currency">
            <text:p>2 740 125,46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office:value-type="currency" office:currency="CZK" office:value="37085.6" calcext:value-type="currency">
            <text:p>37 085,6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9469" calcext:value-type="currency">
            <text:p>29 469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373125.16" calcext:value-type="currency">
            <text:p>373 125,16 Kč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260000" calcext:value-type="currency">
            <text:p>260 00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10787" calcext:value-type="currency">
            <text:p>10 787,00 Kč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22500000" calcext:value-type="currency">
            <text:p>22 500 000,00 Kč</text:p>
          </table:table-cell>
          <table:table-cell office:value-type="currency" office:currency="CZK" office:value="2962916" calcext:value-type="currency">
            <text:p>2 962 916,00 Kč</text:p>
          </table:table-cell>
          <table:table-cell table:number-columns-repeated="1019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office:value-type="currency" office:currency="CZK" office:value="147056" calcext:value-type="currency">
            <text:p>147 056,00 Kč</text:p>
          </table:table-cell>
          <table:table-cell table:number-columns-repeated="1019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580000" calcext:value-type="currency">
            <text:p>580 000,00 Kč</text:p>
          </table:table-cell>
          <table:table-cell office:value-type="currency" office:currency="CZK" office:value="623600" calcext:value-type="currency">
            <text:p>623 600,00 Kč</text:p>
          </table:table-cell>
          <table:table-cell office:value-type="currency" office:currency="CZK" office:value="487699.5" calcext:value-type="currency">
            <text:p>487 699,50 Kč</text:p>
          </table:table-cell>
          <table:table-cell table:number-columns-repeated="1019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136" calcext:value-type="float">
            <text:p>5136</text:p>
          </table:table-cell>
          <table:table-cell table:number-columns-repeated="2" office:value-type="currency" office:currency="CZK" office:value="280000" calcext:value-type="currency">
            <text:p>280 000,00 Kč</text:p>
          </table:table-cell>
          <table:table-cell office:value-type="currency" office:currency="CZK" office:value="266525" calcext:value-type="currency">
            <text:p>266 525,00 Kč</text:p>
          </table:table-cell>
          <table:table-cell table:number-columns-repeated="1019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715000" calcext:value-type="currency">
            <text:p>5 715 000,00 Kč</text:p>
          </table:table-cell>
          <table:table-cell office:value-type="currency" office:currency="CZK" office:value="7765000" calcext:value-type="currency">
            <text:p>7 765 000,00 Kč</text:p>
          </table:table-cell>
          <table:table-cell office:value-type="currency" office:currency="CZK" office:value="6944786.28" calcext:value-type="currency">
            <text:p>6 944 786,28 Kč</text:p>
          </table:table-cell>
          <table:table-cell table:number-columns-repeated="1019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595000" calcext:value-type="currency">
            <text:p>595 000,00 Kč</text:p>
          </table:table-cell>
          <table:table-cell office:value-type="currency" office:currency="CZK" office:value="345000" calcext:value-type="currency">
            <text:p>345 000,00 Kč</text:p>
          </table:table-cell>
          <table:table-cell office:value-type="currency" office:currency="CZK" office:value="52780" calcext:value-type="currency">
            <text:p>52 780,0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1157000" calcext:value-type="currency">
            <text:p>1 157 000,00 Kč</text:p>
          </table:table-cell>
          <table:table-cell office:value-type="currency" office:currency="CZK" office:value="1156361.21" calcext:value-type="currency">
            <text:p>1 156 361,21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5245" calcext:value-type="currency">
            <text:p>5 245,0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7000" calcext:value-type="currency">
            <text:p>7 000,00 Kč</text:p>
          </table:table-cell>
          <table:table-cell office:value-type="currency" office:currency="CZK" office:value="2411" calcext:value-type="currency">
            <text:p>2 411,0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370000" calcext:value-type="currency">
            <text:p>370 000,00 Kč</text:p>
          </table:table-cell>
          <table:table-cell office:value-type="currency" office:currency="CZK" office:value="109350" calcext:value-type="currency">
            <text:p>109 350,0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720000" calcext:value-type="currency">
            <text:p>720 000,00 Kč</text:p>
          </table:table-cell>
          <table:table-cell office:value-type="currency" office:currency="CZK" office:value="759000" calcext:value-type="currency">
            <text:p>759 000,00 Kč</text:p>
          </table:table-cell>
          <table:table-cell office:value-type="currency" office:currency="CZK" office:value="624584.58" calcext:value-type="currency">
            <text:p>624 584,58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169669.4" calcext:value-type="currency">
            <text:p>169 669,4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11000" calcext:value-type="currency">
            <text:p>11 000,00 Kč</text:p>
          </table:table-cell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7452" calcext:value-type="currency">
            <text:p>17 452,0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1025" calcext:value-type="currency">
            <text:p>1 025,0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9500000" calcext:value-type="currency">
            <text:p>59 500 000,00 Kč</text:p>
          </table:table-cell>
          <table:table-cell office:value-type="currency" office:currency="CZK" office:value="90588300" calcext:value-type="currency">
            <text:p>90 588 300,00 Kč</text:p>
          </table:table-cell>
          <table:table-cell office:value-type="currency" office:currency="CZK" office:value="16999904.94" calcext:value-type="currency">
            <text:p>16 999 904,94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211000" calcext:value-type="currency">
            <text:p>211 000,00 Kč</text:p>
          </table:table-cell>
          <table:table-cell office:value-type="currency" office:currency="CZK" office:value="210782" calcext:value-type="currency">
            <text:p>210 782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55000" calcext:value-type="currency">
            <text:p>55 000,00 Kč</text:p>
          </table:table-cell>
          <table:table-cell office:value-type="currency" office:currency="CZK" office:value="46885" calcext:value-type="currency">
            <text:p>46 885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230000" calcext:value-type="currency">
            <text:p>1 230 000,00 Kč</text:p>
          </table:table-cell>
          <table:table-cell office:value-type="currency" office:currency="CZK" office:value="1080000" calcext:value-type="currency">
            <text:p>1 080 000,00 Kč</text:p>
          </table:table-cell>
          <table:table-cell office:value-type="currency" office:currency="CZK" office:value="926806" calcext:value-type="currency">
            <text:p>926 806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15000" calcext:value-type="currency">
            <text:p>15 000,00 Kč</text:p>
          </table:table-cell>
          <table:table-cell office:value-type="currency" office:currency="CZK" office:value="3247" calcext:value-type="currency">
            <text:p>3 247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515000" calcext:value-type="currency">
            <text:p>515 000,00 Kč</text:p>
          </table:table-cell>
          <table:table-cell office:value-type="currency" office:currency="CZK" office:value="337550" calcext:value-type="currency">
            <text:p>337 550,00 Kč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12" calcext:value-type="float">
            <text:p>5212</text:p>
          </table:table-cell>
          <table:table-cell/>
          <table:table-cell table:number-columns-repeated="2" office:value-type="currency" office:currency="CZK" office:value="420000" calcext:value-type="currency">
            <text:p>420 000,00 Kč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22" calcext:value-type="float">
            <text:p>5222</text:p>
          </table:table-cell>
          <table:table-cell/>
          <table:table-cell office:value-type="currency" office:currency="CZK" office:value="32860300" calcext:value-type="currency">
            <text:p>32 860 300,00 Kč</text:p>
          </table:table-cell>
          <table:table-cell office:value-type="currency" office:currency="CZK" office:value="14711545" calcext:value-type="currency">
            <text:p>14 711 545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office:value-type="currency" office:currency="CZK" office:value="13500" calcext:value-type="currency">
            <text:p>13 5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33" calcext:value-type="float">
            <text:p>5133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office:value-type="currency" office:currency="CZK" office:value="364" calcext:value-type="currency">
            <text:p>364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62000" calcext:value-type="currency">
            <text:p>62 000,00 Kč</text:p>
          </table:table-cell>
          <table:table-cell office:value-type="currency" office:currency="CZK" office:value="61963.75" calcext:value-type="currency">
            <text:p>61 963,75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49000" calcext:value-type="currency">
            <text:p>49 000,00 Kč</text:p>
          </table:table-cell>
          <table:table-cell office:value-type="currency" office:currency="CZK" office:value="182200" calcext:value-type="currency">
            <text:p>182 200,00 Kč</text:p>
          </table:table-cell>
          <table:table-cell office:value-type="currency" office:currency="CZK" office:value="179781.45" calcext:value-type="currency">
            <text:p>179 781,45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8797.59" calcext:value-type="currency">
            <text:p>8 797,59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65000" calcext:value-type="currency">
            <text:p>165 000,00 Kč</text:p>
          </table:table-cell>
          <table:table-cell office:value-type="currency" office:currency="CZK" office:value="305300" calcext:value-type="currency">
            <text:p>305 300,00 Kč</text:p>
          </table:table-cell>
          <table:table-cell office:value-type="currency" office:currency="CZK" office:value="278308.96" calcext:value-type="currency">
            <text:p>278 308,96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44000" calcext:value-type="currency">
            <text:p>44 000,00 Kč</text:p>
          </table:table-cell>
          <table:table-cell office:value-type="currency" office:currency="CZK" office:value="43198.5" calcext:value-type="currency">
            <text:p>43 198,5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23500" calcext:value-type="currency">
            <text:p>23 500,00 Kč</text:p>
          </table:table-cell>
          <table:table-cell office:value-type="currency" office:currency="CZK" office:value="23210.8" calcext:value-type="currency">
            <text:p>23 210,8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110000" calcext:value-type="currency">
            <text:p>110 000,00 Kč</text:p>
          </table:table-cell>
          <table:table-cell office:value-type="currency" office:currency="CZK" office:value="90140.34" calcext:value-type="currency">
            <text:p>90 140,34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2" calcext:value-type="float">
            <text:p>5222</text:p>
          </table:table-cell>
          <table:table-cell/>
          <table:table-cell table:number-columns-repeated="2" office:value-type="currency" office:currency="CZK" office:value="1491500" calcext:value-type="currency">
            <text:p>1 491 500,00 Kč</text:p>
          </table:table-cell>
          <table:table-cell table:number-columns-repeated="1019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5222" calcext:value-type="float">
            <text:p>5222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200000" calcext:value-type="currency">
            <text:p>200 000,00 Kč</text:p>
          </table:table-cell>
          <table:table-cell office:value-type="currency" office:currency="CZK" office:value="84686.7" calcext:value-type="currency">
            <text:p>84 686,70 Kč</text:p>
          </table:table-cell>
          <table:table-cell table:number-columns-repeated="1019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5429" calcext:value-type="float">
            <text:p>5429</text:p>
          </table:table-cell>
          <table:table-cell table:number-columns-repeated="2" office:value-type="currency" office:currency="CZK" office:value="8000" calcext:value-type="currency">
            <text:p>8 000,00 Kč</text:p>
          </table:table-cell>
          <table:table-cell office:value-type="currency" office:currency="CZK" office:value="7300" calcext:value-type="currency">
            <text:p>7 300,00 Kč</text:p>
          </table:table-cell>
          <table:table-cell table:number-columns-repeated="1019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0215000" calcext:value-type="currency">
            <text:p>10 215 000,00 Kč</text:p>
          </table:table-cell>
          <table:table-cell office:value-type="currency" office:currency="CZK" office:value="12375000" calcext:value-type="currency">
            <text:p>12 375 000,00 Kč</text:p>
          </table:table-cell>
          <table:table-cell office:value-type="currency" office:currency="CZK" office:value="3533766.68" calcext:value-type="currency">
            <text:p>3 533 766,68 Kč</text:p>
          </table:table-cell>
          <table:table-cell table:number-columns-repeated="101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16000000" calcext:value-type="currency">
            <text:p>16 000 000,00 Kč</text:p>
          </table:table-cell>
          <table:table-cell office:value-type="currency" office:currency="CZK" office:value="16007000" calcext:value-type="currency">
            <text:p>16 007 000,00 Kč</text:p>
          </table:table-cell>
          <table:table-cell office:value-type="currency" office:currency="CZK" office:value="16006959.68" calcext:value-type="currency">
            <text:p>16 006 959,68 Kč</text:p>
          </table:table-cell>
          <table:table-cell table:number-columns-repeated="101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1102400" calcext:value-type="currency">
            <text:p>1 102 400,00 Kč</text:p>
          </table:table-cell>
          <table:table-cell table:number-columns-repeated="101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665000" calcext:value-type="currency">
            <text:p>665 000,00 Kč</text:p>
          </table:table-cell>
          <table:table-cell office:value-type="currency" office:currency="CZK" office:value="493181.5" calcext:value-type="currency">
            <text:p>493 181,5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5000" calcext:value-type="currency">
            <text:p>5 000,00 Kč</text:p>
          </table:table-cell>
          <table:table-cell table:number-columns-repeated="1021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5000" calcext:value-type="currency">
            <text:p>25 000,00 Kč</text:p>
          </table:table-cell>
          <table:table-cell table:number-columns-repeated="1021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50000" calcext:value-type="currency">
            <text:p>350 000,00 Kč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409000" calcext:value-type="currency">
            <text:p>409 000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1021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222" calcext:value-type="float">
            <text:p>5222</text:p>
          </table:table-cell>
          <table:table-cell/>
          <table:table-cell office:value-type="currency" office:currency="CZK" office:value="830000" calcext:value-type="currency">
            <text:p>830 000,00 Kč</text:p>
          </table:table-cell>
          <table:table-cell office:value-type="currency" office:currency="CZK" office:value="130000" calcext:value-type="currency">
            <text:p>130 000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334000" calcext:value-type="currency">
            <text:p>334 000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186000" calcext:value-type="currency">
            <text:p>186 000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339" calcext:value-type="float">
            <text:p>5339</text:p>
          </table:table-cell>
          <table:table-cell/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19"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327000" calcext:value-type="currency">
            <text:p>327 000,00 Kč</text:p>
          </table:table-cell>
          <table:table-cell office:value-type="currency" office:currency="CZK" office:value="260763.58" calcext:value-type="currency">
            <text:p>260 763,58 Kč</text:p>
          </table:table-cell>
          <table:table-cell table:number-columns-repeated="1019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144000" calcext:value-type="currency">
            <text:p>144 000,00 Kč</text:p>
          </table:table-cell>
          <table:table-cell office:value-type="currency" office:currency="CZK" office:value="92000" calcext:value-type="currency">
            <text:p>92 000,00 Kč</text:p>
          </table:table-cell>
          <table:table-cell table:number-columns-repeated="1019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6121" calcext:value-type="float">
            <text:p>6121</text:p>
          </table:table-cell>
          <table:table-cell/>
          <table:table-cell table:number-columns-repeated="2" office:value-type="currency" office:currency="CZK" office:value="413000" calcext:value-type="currency">
            <text:p>413 000,00 Kč</text:p>
          </table:table-cell>
          <table:table-cell table:number-columns-repeated="1019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712600" calcext:value-type="currency">
            <text:p>712 600,00 Kč</text:p>
          </table:table-cell>
          <table:table-cell office:value-type="currency" office:currency="CZK" office:value="712530" calcext:value-type="currency">
            <text:p>712 530,00 Kč</text:p>
          </table:table-cell>
          <table:table-cell table:number-columns-repeated="1019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6000" calcext:value-type="currency">
            <text:p>6 000,00 Kč</text:p>
          </table:table-cell>
          <table:table-cell office:value-type="currency" office:currency="CZK" office:value="5944" calcext:value-type="currency">
            <text:p>5 944,00 Kč</text:p>
          </table:table-cell>
          <table:table-cell table:number-columns-repeated="1019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16400000" calcext:value-type="currency">
            <text:p>16 400 000,00 Kč</text:p>
          </table:table-cell>
          <table:table-cell office:value-type="currency" office:currency="CZK" office:value="16199734.95" calcext:value-type="currency">
            <text:p>16 199 734,95 Kč</text:p>
          </table:table-cell>
          <table:table-cell table:number-columns-repeated="1019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77500000" calcext:value-type="currency">
            <text:p>77 500 000,00 Kč</text:p>
          </table:table-cell>
          <table:table-cell office:value-type="currency" office:currency="CZK" office:value="72040800" calcext:value-type="currency">
            <text:p>72 040 800,00 Kč</text:p>
          </table:table-cell>
          <table:table-cell office:value-type="currency" office:currency="CZK" office:value="66043359.32" calcext:value-type="currency">
            <text:p>66 043 359,32 Kč</text:p>
          </table:table-cell>
          <table:table-cell table:number-columns-repeated="1019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6122" calcext:value-type="float">
            <text:p>6122</text:p>
          </table:table-cell>
          <table:table-cell/>
          <table:table-cell office:value-type="currency" office:currency="CZK" office:value="679600" calcext:value-type="currency">
            <text:p>679 600,00 Kč</text:p>
          </table:table-cell>
          <table:table-cell office:value-type="currency" office:currency="CZK" office:value="679521" calcext:value-type="currency">
            <text:p>679 521,00 Kč</text:p>
          </table:table-cell>
          <table:table-cell table:number-columns-repeated="1019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515700" calcext:value-type="currency">
            <text:p>515 700,00 Kč</text:p>
          </table:table-cell>
          <table:table-cell office:value-type="currency" office:currency="CZK" office:value="361800.71" calcext:value-type="currency">
            <text:p>361 800,71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2400000" calcext:value-type="currency">
            <text:p>2 400 000,00 Kč</text:p>
          </table:table-cell>
          <table:table-cell office:value-type="currency" office:currency="CZK" office:value="1500000" calcext:value-type="currency">
            <text:p>1 500 000,00 Kč</text:p>
          </table:table-cell>
          <table:table-cell office:value-type="currency" office:currency="CZK" office:value="740512" calcext:value-type="currency">
            <text:p>740 512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680000" calcext:value-type="currency">
            <text:p>680 000,00 Kč</text:p>
          </table:table-cell>
          <table:table-cell office:value-type="currency" office:currency="CZK" office:value="540369.06" calcext:value-type="currency">
            <text:p>540 369,06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1655000" calcext:value-type="currency">
            <text:p>1 655 000,00 Kč</text:p>
          </table:table-cell>
          <table:table-cell office:value-type="currency" office:currency="CZK" office:value="1722000" calcext:value-type="currency">
            <text:p>1 722 000,00 Kč</text:p>
          </table:table-cell>
          <table:table-cell office:value-type="currency" office:currency="CZK" office:value="1717916" calcext:value-type="currency">
            <text:p>1 717 916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156000" calcext:value-type="currency">
            <text:p>156 000,00 Kč</text:p>
          </table:table-cell>
          <table:table-cell office:value-type="currency" office:currency="CZK" office:value="122550" calcext:value-type="currency">
            <text:p>122 55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644000" calcext:value-type="currency">
            <text:p>644 000,00 Kč</text:p>
          </table:table-cell>
          <table:table-cell office:value-type="currency" office:currency="CZK" office:value="694000" calcext:value-type="currency">
            <text:p>694 000,00 Kč</text:p>
          </table:table-cell>
          <table:table-cell office:value-type="currency" office:currency="CZK" office:value="318148.7" calcext:value-type="currency">
            <text:p>318 148,7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430000" calcext:value-type="currency">
            <text:p>1 430 000,00 Kč</text:p>
          </table:table-cell>
          <table:table-cell office:value-type="currency" office:currency="CZK" office:value="1428438.73" calcext:value-type="currency">
            <text:p>1 428 438,73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71" calcext:value-type="float">
            <text:p>5171</text:p>
          </table:table-cell>
          <table:table-cell/>
          <table:table-cell office:value-type="currency" office:currency="CZK" office:value="3181000" calcext:value-type="currency">
            <text:p>3 181 000,00 Kč</text:p>
          </table:table-cell>
          <table:table-cell office:value-type="currency" office:currency="CZK" office:value="2686043.45" calcext:value-type="currency">
            <text:p>2 686 043,45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2143000" calcext:value-type="currency">
            <text:p>12 143 000,00 Kč</text:p>
          </table:table-cell>
          <table:table-cell office:value-type="currency" office:currency="CZK" office:value="8426000" calcext:value-type="currency">
            <text:p>8 426 000,00 Kč</text:p>
          </table:table-cell>
          <table:table-cell office:value-type="currency" office:currency="CZK" office:value="8193563.17" calcext:value-type="currency">
            <text:p>8 193 563,17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30" calcext:value-type="float">
            <text:p>6130</text:p>
          </table:table-cell>
          <table:table-cell office:value-type="currency" office:currency="CZK" office:value="230000" calcext:value-type="currency">
            <text:p>230 000,00 Kč</text:p>
          </table:table-cell>
          <table:table-cell office:value-type="currency" office:currency="CZK" office:value="965000" calcext:value-type="currency">
            <text:p>965 000,00 Kč</text:p>
          </table:table-cell>
          <table:table-cell table:number-columns-repeated="102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202" calcext:value-type="float">
            <text:p>6202</text:p>
          </table:table-cell>
          <table:table-cell table:number-columns-repeated="3" office:value-type="currency" office:currency="CZK" office:value="6000000" calcext:value-type="currency">
            <text:p>6 000 00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313" calcext:value-type="float">
            <text:p>6313</text:p>
          </table:table-cell>
          <table:table-cell/>
          <table:table-cell table:number-columns-repeated="2" office:value-type="currency" office:currency="CZK" office:value="2036000" calcext:value-type="currency">
            <text:p>2 036 00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413" calcext:value-type="float">
            <text:p>6413</text:p>
          </table:table-cell>
          <table:table-cell table:number-columns-repeated="2" office:value-type="currency" office:currency="CZK" office:value="516788000" calcext:value-type="currency">
            <text:p>516 788 000,00 Kč</text:p>
          </table:table-cell>
          <table:table-cell office:value-type="currency" office:currency="CZK" office:value="483279659.7" calcext:value-type="currency">
            <text:p>483 279 659,70 Kč</text:p>
          </table:table-cell>
          <table:table-cell table:number-columns-repeated="1019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table:number-columns-repeated="1020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table:number-columns-repeated="1020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office:value-type="currency" office:currency="CZK" office:value="6000" calcext:value-type="currency">
            <text:p>6 000,00 Kč</text:p>
          </table:table-cell>
          <table:table-cell table:number-columns-repeated="1019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currency" office:currency="CZK" office:value="50000" calcext:value-type="currency">
            <text:p>50 000,00 Kč</text:p>
          </table:table-cell>
          <table:table-cell table:number-columns-repeated="1020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4600000" calcext:value-type="currency">
            <text:p>4 600 000,00 Kč</text:p>
          </table:table-cell>
          <table:table-cell office:value-type="currency" office:currency="CZK" office:value="3212662" calcext:value-type="currency">
            <text:p>3 212 662,00 Kč</text:p>
          </table:table-cell>
          <table:table-cell table:number-columns-repeated="1019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6101000" calcext:value-type="currency">
            <text:p>6 101 000,00 Kč</text:p>
          </table:table-cell>
          <table:table-cell office:value-type="currency" office:currency="CZK" office:value="6050096" calcext:value-type="currency">
            <text:p>6 050 096,00 Kč</text:p>
          </table:table-cell>
          <table:table-cell table:number-columns-repeated="1019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200000" calcext:value-type="currency">
            <text:p>200 000,00 Kč</text:p>
          </table:table-cell>
          <table:table-cell office:value-type="currency" office:currency="CZK" office:value="123553" calcext:value-type="currency">
            <text:p>123 553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230000" calcext:value-type="currency">
            <text:p>1 230 000,00 Kč</text:p>
          </table:table-cell>
          <table:table-cell office:value-type="currency" office:currency="CZK" office:value="1151600" calcext:value-type="currency">
            <text:p>1 151 600,00 Kč</text:p>
          </table:table-cell>
          <table:table-cell office:value-type="currency" office:currency="CZK" office:value="989693.64" calcext:value-type="currency">
            <text:p>989 693,64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300000" calcext:value-type="currency">
            <text:p>300 000,00 Kč</text:p>
          </table:table-cell>
          <table:table-cell office:value-type="currency" office:currency="CZK" office:value="277632.3" calcext:value-type="currency">
            <text:p>277 632,3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51" calcext:value-type="float">
            <text:p>5151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71998" calcext:value-type="currency">
            <text:p>71 998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100000" calcext:value-type="currency">
            <text:p>100 000,00 Kč</text:p>
          </table:table-cell>
          <table:table-cell office:value-type="currency" office:currency="CZK" office:value="47579" calcext:value-type="currency">
            <text:p>47 579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387000" calcext:value-type="currency">
            <text:p>387 000,00 Kč</text:p>
          </table:table-cell>
          <table:table-cell office:value-type="currency" office:currency="CZK" office:value="240423.1" calcext:value-type="currency">
            <text:p>240 423,1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8" calcext:value-type="float">
            <text:p>5168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office:value-type="currency" office:currency="CZK" office:value="96921" calcext:value-type="currency">
            <text:p>96 921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0620000" calcext:value-type="currency">
            <text:p>50 620 000,00 Kč</text:p>
          </table:table-cell>
          <table:table-cell office:value-type="currency" office:currency="CZK" office:value="54120000" calcext:value-type="currency">
            <text:p>54 120 000,00 Kč</text:p>
          </table:table-cell>
          <table:table-cell office:value-type="currency" office:currency="CZK" office:value="53919457.56" calcext:value-type="currency">
            <text:p>53 919 457,56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7500000" calcext:value-type="currency">
            <text:p>7 500 000,00 Kč</text:p>
          </table:table-cell>
          <table:table-cell office:value-type="currency" office:currency="CZK" office:value="9072000" calcext:value-type="currency">
            <text:p>9 072 000,00 Kč</text:p>
          </table:table-cell>
          <table:table-cell office:value-type="currency" office:currency="CZK" office:value="8712878.43" calcext:value-type="currency">
            <text:p>8 712 878,43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7450000" calcext:value-type="currency">
            <text:p>57 450 000,00 Kč</text:p>
          </table:table-cell>
          <table:table-cell office:value-type="currency" office:currency="CZK" office:value="60991400" calcext:value-type="currency">
            <text:p>60 991 400,00 Kč</text:p>
          </table:table-cell>
          <table:table-cell office:value-type="currency" office:currency="CZK" office:value="33769968.79" calcext:value-type="currency">
            <text:p>33 769 968,79 Kč</text:p>
          </table:table-cell>
          <table:table-cell table:number-columns-repeated="1019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" calcext:value-type="currency">
            <text:p>1 000 000,00 Kč</text:p>
          </table:table-cell>
          <table:table-cell office:value-type="currency" office:currency="CZK" office:value="1500000" calcext:value-type="currency">
            <text:p>1 500 000,00 Kč</text:p>
          </table:table-cell>
          <table:table-cell office:value-type="currency" office:currency="CZK" office:value="1381816" calcext:value-type="currency">
            <text:p>1 381 816,00 Kč</text:p>
          </table:table-cell>
          <table:table-cell table:number-columns-repeated="1019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440000" calcext:value-type="currency">
            <text:p>440 000,00 Kč</text:p>
          </table:table-cell>
          <table:table-cell office:value-type="currency" office:currency="CZK" office:value="457200" calcext:value-type="currency">
            <text:p>457 200,00 Kč</text:p>
          </table:table-cell>
          <table:table-cell office:value-type="currency" office:currency="CZK" office:value="287311" calcext:value-type="currency">
            <text:p>287 311,00 Kč</text:p>
          </table:table-cell>
          <table:table-cell table:number-columns-repeated="1019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office:value-type="currency" office:currency="CZK" office:value="36602" calcext:value-type="currency">
            <text:p>36 602,00 Kč</text:p>
          </table:table-cell>
          <table:table-cell table:number-columns-repeated="1019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222" calcext:value-type="float">
            <text:p>5222</text:p>
          </table:table-cell>
          <table:table-cell/>
          <table:table-cell table:number-columns-repeated="2" office:value-type="currency" office:currency="CZK" office:value="300000" calcext:value-type="currency">
            <text:p>300 000,00 Kč</text:p>
          </table:table-cell>
          <table:table-cell table:number-columns-repeated="1019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35000" calcext:value-type="currency">
            <text:p>35 000,00 Kč</text:p>
          </table:table-cell>
          <table:table-cell table:number-columns-repeated="1020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400000" calcext:value-type="currency">
            <text:p>400 000,00 Kč</text:p>
          </table:table-cell>
          <table:table-cell office:value-type="currency" office:currency="CZK" office:value="6000" calcext:value-type="currency">
            <text:p>6 000,00 Kč</text:p>
          </table:table-cell>
          <table:table-cell table:number-columns-repeated="1019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050000" calcext:value-type="currency">
            <text:p>1 050 000,00 Kč</text:p>
          </table:table-cell>
          <table:table-cell table:number-columns-repeated="1020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499" calcext:value-type="float">
            <text:p>5499</text:p>
          </table:table-cell>
          <table:table-cell/>
          <table:table-cell office:value-type="currency" office:currency="CZK" office:value="1248100" calcext:value-type="currency">
            <text:p>1 248 1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19"/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500000" calcext:value-type="currency">
            <text:p>500 000,00 Kč</text:p>
          </table:table-cell>
          <table:table-cell office:value-type="currency" office:currency="CZK" office:value="266139.5" calcext:value-type="currency">
            <text:p>266 139,5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office:value-type="currency" office:currency="CZK" office:value="30000" calcext:value-type="currency">
            <text:p>30 000,0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27847" calcext:value-type="currency">
            <text:p>27 847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1" calcext:value-type="float">
            <text:p>5221</text:p>
          </table:table-cell>
          <table:table-cell/>
          <table:table-cell table:number-columns-repeated="2" office:value-type="currency" office:currency="CZK" office:value="1375000" calcext:value-type="currency">
            <text:p>1 375 0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2" calcext:value-type="float">
            <text:p>5222</text:p>
          </table:table-cell>
          <table:table-cell/>
          <table:table-cell office:value-type="currency" office:currency="CZK" office:value="3165000" calcext:value-type="currency">
            <text:p>3 165 000,00 Kč</text:p>
          </table:table-cell>
          <table:table-cell office:value-type="currency" office:currency="CZK" office:value="1165000" calcext:value-type="currency">
            <text:p>1 165 0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3" calcext:value-type="float">
            <text:p>5223</text:p>
          </table:table-cell>
          <table:table-cell/>
          <table:table-cell table:number-columns-repeated="2" office:value-type="currency" office:currency="CZK" office:value="673100" calcext:value-type="currency">
            <text:p>673 1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45500000" calcext:value-type="currency">
            <text:p>45 500 000,00 Kč</text:p>
          </table:table-cell>
          <table:table-cell office:value-type="currency" office:currency="CZK" office:value="48408600" calcext:value-type="currency">
            <text:p>48 408 600,00 Kč</text:p>
          </table:table-cell>
          <table:table-cell office:value-type="currency" office:currency="CZK" office:value="48408543.95" calcext:value-type="currency">
            <text:p>48 408 543,95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336" calcext:value-type="float">
            <text:p>5336</text:p>
          </table:table-cell>
          <table:table-cell/>
          <table:table-cell table:number-columns-repeated="2" office:value-type="currency" office:currency="CZK" office:value="2041500" calcext:value-type="currency">
            <text:p>2 041 5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78800000" calcext:value-type="currency">
            <text:p>78 800 000,00 Kč</text:p>
          </table:table-cell>
          <table:table-cell office:value-type="currency" office:currency="CZK" office:value="77075000" calcext:value-type="currency">
            <text:p>77 075 000,00 Kč</text:p>
          </table:table-cell>
          <table:table-cell office:value-type="currency" office:currency="CZK" office:value="29995724.76" calcext:value-type="currency">
            <text:p>29 995 724,76 Kč</text:p>
          </table:table-cell>
          <table:table-cell table:number-columns-repeated="1019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190000" calcext:value-type="currency">
            <text:p>190 000,00 Kč</text:p>
          </table:table-cell>
          <table:table-cell office:value-type="currency" office:currency="CZK" office:value="53796.5" calcext:value-type="currency">
            <text:p>53 796,50 Kč</text:p>
          </table:table-cell>
          <table:table-cell table:number-columns-repeated="1019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56060" calcext:value-type="currency">
            <text:p>56 060,00 Kč</text:p>
          </table:table-cell>
          <table:table-cell table:number-columns-repeated="1019"/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8000000" calcext:value-type="currency">
            <text:p>18 000 000,00 Kč</text:p>
          </table:table-cell>
          <table:table-cell office:value-type="currency" office:currency="CZK" office:value="21193000" calcext:value-type="currency">
            <text:p>21 193 000,00 Kč</text:p>
          </table:table-cell>
          <table:table-cell office:value-type="currency" office:currency="CZK" office:value="149435" calcext:value-type="currency">
            <text:p>149 435,00 Kč</text:p>
          </table:table-cell>
          <table:table-cell table:number-columns-repeated="1019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25000" calcext:value-type="currency">
            <text:p>25 000,00 Kč</text:p>
          </table:table-cell>
          <table:table-cell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00000" calcext:value-type="currency">
            <text:p>100 00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office:value-type="currency" office:currency="CZK" office:value="67508" calcext:value-type="currency">
            <text:p>67 508,00 Kč</text:p>
          </table:table-cell>
          <table:table-cell table:number-columns-repeated="1019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85000" calcext:value-type="currency">
            <text:p>85 000,00 Kč</text:p>
          </table:table-cell>
          <table:table-cell office:value-type="currency" office:currency="CZK" office:value="75675.2" calcext:value-type="currency">
            <text:p>75 675,20 Kč</text:p>
          </table:table-cell>
          <table:table-cell table:number-columns-repeated="1019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30000" calcext:value-type="currency">
            <text:p>30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20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70000" calcext:value-type="currency">
            <text:p>70 000,00 Kč</text:p>
          </table:table-cell>
          <table:table-cell office:value-type="currency" office:currency="CZK" office:value="69890" calcext:value-type="currency">
            <text:p>69 890,00 Kč</text:p>
          </table:table-cell>
          <table:table-cell table:number-columns-repeated="1019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9000" calcext:value-type="currency">
            <text:p>9 000,00 Kč</text:p>
          </table:table-cell>
          <table:table-cell table:number-columns-repeated="1019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75000" calcext:value-type="currency">
            <text:p>75 000,00 Kč</text:p>
          </table:table-cell>
          <table:table-cell office:value-type="currency" office:currency="CZK" office:value="145000" calcext:value-type="currency">
            <text:p>145 000,00 Kč</text:p>
          </table:table-cell>
          <table:table-cell office:value-type="currency" office:currency="CZK" office:value="31288" calcext:value-type="currency">
            <text:p>31 288,00 Kč</text:p>
          </table:table-cell>
          <table:table-cell table:number-columns-repeated="1019"/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4902" calcext:value-type="currency">
            <text:p>4 902,00 Kč</text:p>
          </table:table-cell>
          <table:table-cell table:number-columns-repeated="1019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164500" calcext:value-type="currency">
            <text:p>1 164 500,00 Kč</text:p>
          </table:table-cell>
          <table:table-cell office:value-type="currency" office:currency="CZK" office:value="832120" calcext:value-type="currency">
            <text:p>832 120,00 Kč</text:p>
          </table:table-cell>
          <table:table-cell table:number-columns-repeated="1019"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300000" calcext:value-type="currency">
            <text:p>300 000,00 Kč</text:p>
          </table:table-cell>
          <table:table-cell office:value-type="currency" office:currency="CZK" office:value="230410" calcext:value-type="currency">
            <text:p>230 410,00 Kč</text:p>
          </table:table-cell>
          <table:table-cell table:number-columns-repeated="101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25000" calcext:value-type="currency">
            <text:p>25 000,00 Kč</text:p>
          </table:table-cell>
          <table:table-cell table:number-columns-repeated="1020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130000" calcext:value-type="currency">
            <text:p>130 000,00 Kč</text:p>
          </table:table-cell>
          <table:table-cell table:number-columns-repeated="1020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office:value-type="currency" office:currency="CZK" office:value="595" calcext:value-type="currency">
            <text:p>595,00 Kč</text:p>
          </table:table-cell>
          <table:table-cell table:number-columns-repeated="101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130000" calcext:value-type="currency">
            <text:p>130 000,00 Kč</text:p>
          </table:table-cell>
          <table:table-cell office:value-type="currency" office:currency="CZK" office:value="104271.49" calcext:value-type="currency">
            <text:p>104 271,49 Kč</text:p>
          </table:table-cell>
          <table:table-cell table:number-columns-repeated="101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45000" calcext:value-type="currency">
            <text:p>45 000,00 Kč</text:p>
          </table:table-cell>
          <table:table-cell table:number-columns-repeated="1020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37" calcext:value-type="float">
            <text:p>5137</text:p>
          </table:table-cell>
          <table:table-cell/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359524.88" calcext:value-type="currency">
            <text:p>359 524,88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180000" calcext:value-type="currency">
            <text:p>180 000,00 Kč</text:p>
          </table:table-cell>
          <table:table-cell office:value-type="currency" office:currency="CZK" office:value="109895" calcext:value-type="currency">
            <text:p>109 895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2" calcext:value-type="float">
            <text:p>5162</text:p>
          </table:table-cell>
          <table:table-cell table:number-columns-repeated="2" office:value-type="currency" office:currency="CZK" office:value="150000" calcext:value-type="currency">
            <text:p>150 000,00 Kč</text:p>
          </table:table-cell>
          <table:table-cell office:value-type="currency" office:currency="CZK" office:value="52156.59" calcext:value-type="currency">
            <text:p>52 156,59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6" calcext:value-type="float">
            <text:p>5166</text:p>
          </table:table-cell>
          <table:table-cell/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456170" calcext:value-type="currency">
            <text:p>456 170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office:value-type="currency" office:currency="CZK" office:value="8735000" calcext:value-type="currency">
            <text:p>8 735 000,00 Kč</text:p>
          </table:table-cell>
          <table:table-cell office:value-type="currency" office:currency="CZK" office:value="5823601.39" calcext:value-type="currency">
            <text:p>5 823 601,39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94" calcext:value-type="float">
            <text:p>5194</text:p>
          </table:table-cell>
          <table:table-cell/>
          <table:table-cell table:number-columns-repeated="2" office:value-type="currency" office:currency="CZK" office:value="100000" calcext:value-type="currency">
            <text:p>100 000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6111" calcext:value-type="float">
            <text:p>6111</text:p>
          </table:table-cell>
          <table:table-cell/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1929950" calcext:value-type="currency">
            <text:p>1 929 950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6119" calcext:value-type="float">
            <text:p>6119</text:p>
          </table:table-cell>
          <table:table-cell/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1990830" calcext:value-type="currency">
            <text:p>1 990 830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24480000" calcext:value-type="currency">
            <text:p>24 480 000,00 Kč</text:p>
          </table:table-cell>
          <table:table-cell office:value-type="currency" office:currency="CZK" office:value="20480000" calcext:value-type="currency">
            <text:p>20 480 000,00 Kč</text:p>
          </table:table-cell>
          <table:table-cell office:value-type="currency" office:currency="CZK" office:value="17202896.26" calcext:value-type="currency">
            <text:p>17 202 896,26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37800" calcext:value-type="currency">
            <text:p>37 800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23" calcext:value-type="float">
            <text:p>5023</text:p>
          </table:table-cell>
          <table:table-cell office:value-type="currency" office:currency="CZK" office:value="10000000" calcext:value-type="currency">
            <text:p>10 000 000,00 Kč</text:p>
          </table:table-cell>
          <table:table-cell office:value-type="currency" office:currency="CZK" office:value="9770000" calcext:value-type="currency">
            <text:p>9 770 000,00 Kč</text:p>
          </table:table-cell>
          <table:table-cell office:value-type="currency" office:currency="CZK" office:value="9305472" calcext:value-type="currency">
            <text:p>9 305 472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currency" office:currency="CZK" office:value="2400000" calcext:value-type="currency">
            <text:p>2 400 000,00 Kč</text:p>
          </table:table-cell>
          <table:table-cell office:value-type="currency" office:currency="CZK" office:value="1815369" calcext:value-type="currency">
            <text:p>1 815 369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currency" office:currency="CZK" office:value="920000" calcext:value-type="currency">
            <text:p>920 000,00 Kč</text:p>
          </table:table-cell>
          <table:table-cell office:value-type="currency" office:currency="CZK" office:value="767503" calcext:value-type="currency">
            <text:p>767 503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424" calcext:value-type="float">
            <text:p>5424</text:p>
          </table:table-cell>
          <table:table-cell table:number-columns-repeated="2" office:value-type="currency" office:currency="CZK" office:value="25000" calcext:value-type="currency">
            <text:p>25 000,00 Kč</text:p>
          </table:table-cell>
          <table:table-cell table:number-columns-repeated="1020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499" calcext:value-type="float">
            <text:p>5499</text:p>
          </table:table-cell>
          <table:table-cell office:value-type="currency" office:currency="CZK" office:value="77000" calcext:value-type="currency">
            <text:p>77 000,00 Kč</text:p>
          </table:table-cell>
          <table:table-cell office:value-type="currency" office:currency="CZK" office:value="302000" calcext:value-type="currency">
            <text:p>302 000,00 Kč</text:p>
          </table:table-cell>
          <table:table-cell office:value-type="currency" office:currency="CZK" office:value="193335" calcext:value-type="currency">
            <text:p>193 335,00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10210.28" calcext:value-type="currency">
            <text:p>10 210,28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1161900" calcext:value-type="currency">
            <text:p>1 161 900,00 Kč</text:p>
          </table:table-cell>
          <table:table-cell office:value-type="currency" office:currency="CZK" office:value="1478787" calcext:value-type="currency">
            <text:p>1 478 787,00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029" calcext:value-type="float">
            <text:p>5029</text:p>
          </table:table-cell>
          <table:table-cell/>
          <table:table-cell office:value-type="currency" office:currency="CZK" office:value="23000" calcext:value-type="currency">
            <text:p>23 000,00 Kč</text:p>
          </table:table-cell>
          <table:table-cell office:value-type="currency" office:currency="CZK" office:value="6280" calcext:value-type="currency">
            <text:p>6 280,00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039" calcext:value-type="float">
            <text:p>5039</text:p>
          </table:table-cell>
          <table:table-cell/>
          <table:table-cell office:value-type="currency" office:currency="CZK" office:value="7000" calcext:value-type="currency">
            <text:p>7 000,00 Kč</text:p>
          </table:table-cell>
          <table:table-cell office:value-type="currency" office:currency="CZK" office:value="2986.96" calcext:value-type="currency">
            <text:p>2 986,96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170000" calcext:value-type="currency">
            <text:p>170 000,00 Kč</text:p>
          </table:table-cell>
          <table:table-cell office:value-type="currency" office:currency="CZK" office:value="196787.6" calcext:value-type="currency">
            <text:p>196 787,60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156" calcext:value-type="float">
            <text:p>5156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2243.66" calcext:value-type="currency">
            <text:p>2 243,66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161" calcext:value-type="float">
            <text:p>5161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5795" calcext:value-type="currency">
            <text:p>5 795,00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929.52" calcext:value-type="currency">
            <text:p>3 929,52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86400" calcext:value-type="currency">
            <text:p>86 400,00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274500" calcext:value-type="currency">
            <text:p>1 274 500,00 Kč</text:p>
          </table:table-cell>
          <table:table-cell office:value-type="currency" office:currency="CZK" office:value="1154766.8" calcext:value-type="currency">
            <text:p>1 154 766,80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173" calcext:value-type="float">
            <text:p>5173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1352" calcext:value-type="currency">
            <text:p>1 352,00 Kč</text:p>
          </table:table-cell>
          <table:table-cell table:number-columns-repeated="1019"/>
        </table:table-row>
        <table:table-row table:style-name="ro1">
          <table:table-cell office:value-type="float" office:value="6115" calcext:value-type="float">
            <text:p>6115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4566" calcext:value-type="currency">
            <text:p>4 566,00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7994" calcext:value-type="currency">
            <text:p>7 994,00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1668700" calcext:value-type="currency">
            <text:p>1 668 700,00 Kč</text:p>
          </table:table-cell>
          <table:table-cell office:value-type="currency" office:currency="CZK" office:value="1479366" calcext:value-type="currency">
            <text:p>1 479 366,00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029" calcext:value-type="float">
            <text:p>5029</text:p>
          </table:table-cell>
          <table:table-cell/>
          <table:table-cell office:value-type="currency" office:currency="CZK" office:value="13200" calcext:value-type="currency">
            <text:p>13 200,00 Kč</text:p>
          </table:table-cell>
          <table:table-cell office:value-type="currency" office:currency="CZK" office:value="11912" calcext:value-type="currency">
            <text:p>11 912,00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039" calcext:value-type="float">
            <text:p>5039</text:p>
          </table:table-cell>
          <table:table-cell/>
          <table:table-cell office:value-type="currency" office:currency="CZK" office:value="6800" calcext:value-type="currency">
            <text:p>6 800,00 Kč</text:p>
          </table:table-cell>
          <table:table-cell office:value-type="currency" office:currency="CZK" office:value="1610" calcext:value-type="currency">
            <text:p>1 610,00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177300" calcext:value-type="currency">
            <text:p>177 300,00 Kč</text:p>
          </table:table-cell>
          <table:table-cell office:value-type="currency" office:currency="CZK" office:value="105136.9" calcext:value-type="currency">
            <text:p>105 136,90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156" calcext:value-type="float">
            <text:p>5156</text:p>
          </table:table-cell>
          <table:table-cell/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779.85" calcext:value-type="currency">
            <text:p>779,85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161" calcext:value-type="float">
            <text:p>5161</text:p>
          </table:table-cell>
          <table:table-cell/>
          <table:table-cell office:value-type="currency" office:currency="CZK" office:value="12000" calcext:value-type="currency">
            <text:p>12 000,00 Kč</text:p>
          </table:table-cell>
          <table:table-cell office:value-type="currency" office:currency="CZK" office:value="8390.5" calcext:value-type="currency">
            <text:p>8 390,50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15000" calcext:value-type="currency">
            <text:p>15 000,00 Kč</text:p>
          </table:table-cell>
          <table:table-cell office:value-type="currency" office:currency="CZK" office:value="2740.13" calcext:value-type="currency">
            <text:p>2 740,13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90000" calcext:value-type="currency">
            <text:p>90 000,00 Kč</text:p>
          </table:table-cell>
          <table:table-cell office:value-type="currency" office:currency="CZK" office:value="86400" calcext:value-type="currency">
            <text:p>86 400,00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1303200" calcext:value-type="currency">
            <text:p>1 303 200,00 Kč</text:p>
          </table:table-cell>
          <table:table-cell office:value-type="currency" office:currency="CZK" office:value="1132518.8" calcext:value-type="currency">
            <text:p>1 132 518,80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173" calcext:value-type="float">
            <text:p>5173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840" calcext:value-type="currency">
            <text:p>840,00 Kč</text:p>
          </table:table-cell>
          <table:table-cell table:number-columns-repeated="1019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10000" calcext:value-type="currency">
            <text:p>10 000,00 Kč</text:p>
          </table:table-cell>
          <table:table-cell office:value-type="currency" office:currency="CZK" office:value="3877" calcext:value-type="currency">
            <text:p>3 877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11" calcext:value-type="float">
            <text:p>5011</text:p>
          </table:table-cell>
          <table:table-cell office:value-type="currency" office:currency="CZK" office:value="133300000" calcext:value-type="currency">
            <text:p>133 300 000,00 Kč</text:p>
          </table:table-cell>
          <table:table-cell office:value-type="currency" office:currency="CZK" office:value="136429100" calcext:value-type="currency">
            <text:p>136 429 100,00 Kč</text:p>
          </table:table-cell>
          <table:table-cell office:value-type="currency" office:currency="CZK" office:value="133504454" calcext:value-type="currency">
            <text:p>133 504 454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21" calcext:value-type="float">
            <text:p>5021</text:p>
          </table:table-cell>
          <table:table-cell office:value-type="currency" office:currency="CZK" office:value="4248000" calcext:value-type="currency">
            <text:p>4 248 000,00 Kč</text:p>
          </table:table-cell>
          <table:table-cell office:value-type="currency" office:currency="CZK" office:value="5267300" calcext:value-type="currency">
            <text:p>5 267 300,00 Kč</text:p>
          </table:table-cell>
          <table:table-cell office:value-type="currency" office:currency="CZK" office:value="4352193" calcext:value-type="currency">
            <text:p>4 352 193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24" calcext:value-type="float">
            <text:p>5024</text:p>
          </table:table-cell>
          <table:table-cell office:value-type="currency" office:currency="CZK" office:value="900000" calcext:value-type="currency">
            <text:p>900 000,00 Kč</text:p>
          </table:table-cell>
          <table:table-cell office:value-type="currency" office:currency="CZK" office:value="250000" calcext:value-type="currency">
            <text:p>250 000,00 Kč</text:p>
          </table:table-cell>
          <table:table-cell office:value-type="currency" office:currency="CZK" office:value="229467" calcext:value-type="currency">
            <text:p>229 467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1" calcext:value-type="float">
            <text:p>5031</text:p>
          </table:table-cell>
          <table:table-cell office:value-type="currency" office:currency="CZK" office:value="34772000" calcext:value-type="currency">
            <text:p>34 772 000,00 Kč</text:p>
          </table:table-cell>
          <table:table-cell office:value-type="currency" office:currency="CZK" office:value="35588300" calcext:value-type="currency">
            <text:p>35 588 300,00 Kč</text:p>
          </table:table-cell>
          <table:table-cell office:value-type="currency" office:currency="CZK" office:value="34572001" calcext:value-type="currency">
            <text:p>34 572 001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2" calcext:value-type="float">
            <text:p>5032</text:p>
          </table:table-cell>
          <table:table-cell office:value-type="currency" office:currency="CZK" office:value="12580000" calcext:value-type="currency">
            <text:p>12 580 000,00 Kč</text:p>
          </table:table-cell>
          <table:table-cell office:value-type="currency" office:currency="CZK" office:value="12872900" calcext:value-type="currency">
            <text:p>12 872 900,00 Kč</text:p>
          </table:table-cell>
          <table:table-cell office:value-type="currency" office:currency="CZK" office:value="12524444" calcext:value-type="currency">
            <text:p>12 524 444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8" calcext:value-type="float">
            <text:p>5038</text:p>
          </table:table-cell>
          <table:table-cell table:number-columns-repeated="2" office:value-type="currency" office:currency="CZK" office:value="665000" calcext:value-type="currency">
            <text:p>665 000,00 Kč</text:p>
          </table:table-cell>
          <table:table-cell office:value-type="currency" office:currency="CZK" office:value="618325" calcext:value-type="currency">
            <text:p>618 325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4" calcext:value-type="float">
            <text:p>5134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10936" calcext:value-type="currency">
            <text:p>10 936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6" calcext:value-type="float">
            <text:p>5136</text:p>
          </table:table-cell>
          <table:table-cell table:number-columns-repeated="2" office:value-type="currency" office:currency="CZK" office:value="570000" calcext:value-type="currency">
            <text:p>570 000,00 Kč</text:p>
          </table:table-cell>
          <table:table-cell office:value-type="currency" office:currency="CZK" office:value="152167.3" calcext:value-type="currency">
            <text:p>152 167,3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2800000" calcext:value-type="currency">
            <text:p>2 800 000,00 Kč</text:p>
          </table:table-cell>
          <table:table-cell office:value-type="currency" office:currency="CZK" office:value="3718000" calcext:value-type="currency">
            <text:p>3 718 000,00 Kč</text:p>
          </table:table-cell>
          <table:table-cell office:value-type="currency" office:currency="CZK" office:value="3214760.07" calcext:value-type="currency">
            <text:p>3 214 760,07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940000" calcext:value-type="currency">
            <text:p>3 940 000,00 Kč</text:p>
          </table:table-cell>
          <table:table-cell office:value-type="currency" office:currency="CZK" office:value="4030000" calcext:value-type="currency">
            <text:p>4 030 000,00 Kč</text:p>
          </table:table-cell>
          <table:table-cell office:value-type="currency" office:currency="CZK" office:value="3182508.57" calcext:value-type="currency">
            <text:p>3 182 508,57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42" calcext:value-type="float">
            <text:p>5142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650000" calcext:value-type="currency">
            <text:p>650 000,00 Kč</text:p>
          </table:table-cell>
          <table:table-cell office:value-type="currency" office:currency="CZK" office:value="660000" calcext:value-type="currency">
            <text:p>660 000,00 Kč</text:p>
          </table:table-cell>
          <table:table-cell office:value-type="currency" office:currency="CZK" office:value="542976.93" calcext:value-type="currency">
            <text:p>542 976,93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2" calcext:value-type="float">
            <text:p>5152</text:p>
          </table:table-cell>
          <table:table-cell table:number-columns-repeated="2" office:value-type="currency" office:currency="CZK" office:value="450000" calcext:value-type="currency">
            <text:p>450 000,00 Kč</text:p>
          </table:table-cell>
          <table:table-cell office:value-type="currency" office:currency="CZK" office:value="290447.91" calcext:value-type="currency">
            <text:p>290 447,91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3" calcext:value-type="float">
            <text:p>5153</text:p>
          </table:table-cell>
          <table:table-cell table:number-columns-repeated="2" office:value-type="currency" office:currency="CZK" office:value="3500000" calcext:value-type="currency">
            <text:p>3 500 000,00 Kč</text:p>
          </table:table-cell>
          <table:table-cell office:value-type="currency" office:currency="CZK" office:value="2808216" calcext:value-type="currency">
            <text:p>2 808 216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4600000" calcext:value-type="currency">
            <text:p>4 600 000,00 Kč</text:p>
          </table:table-cell>
          <table:table-cell office:value-type="currency" office:currency="CZK" office:value="4700000" calcext:value-type="currency">
            <text:p>4 700 000,00 Kč</text:p>
          </table:table-cell>
          <table:table-cell office:value-type="currency" office:currency="CZK" office:value="3658736.94" calcext:value-type="currency">
            <text:p>3 658 736,94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6" calcext:value-type="float">
            <text:p>5156</text:p>
          </table:table-cell>
          <table:table-cell office:value-type="currency" office:currency="CZK" office:value="450000" calcext:value-type="currency">
            <text:p>450 000,00 Kč</text:p>
          </table:table-cell>
          <table:table-cell office:value-type="currency" office:currency="CZK" office:value="485000" calcext:value-type="currency">
            <text:p>485 000,00 Kč</text:p>
          </table:table-cell>
          <table:table-cell office:value-type="currency" office:currency="CZK" office:value="312287.16" calcext:value-type="currency">
            <text:p>312 287,16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1" calcext:value-type="float">
            <text:p>5161</text:p>
          </table:table-cell>
          <table:table-cell office:value-type="currency" office:currency="CZK" office:value="2000000" calcext:value-type="currency">
            <text:p>2 000 000,00 Kč</text:p>
          </table:table-cell>
          <table:table-cell office:value-type="currency" office:currency="CZK" office:value="2015000" calcext:value-type="currency">
            <text:p>2 015 000,00 Kč</text:p>
          </table:table-cell>
          <table:table-cell office:value-type="currency" office:currency="CZK" office:value="1805533.1" calcext:value-type="currency">
            <text:p>1 805 533,1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1800000" calcext:value-type="currency">
            <text:p>1 800 000,00 Kč</text:p>
          </table:table-cell>
          <table:table-cell office:value-type="currency" office:currency="CZK" office:value="1820000" calcext:value-type="currency">
            <text:p>1 820 000,00 Kč</text:p>
          </table:table-cell>
          <table:table-cell office:value-type="currency" office:currency="CZK" office:value="1271172.43" calcext:value-type="currency">
            <text:p>1 271 172,43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270000" calcext:value-type="currency">
            <text:p>270 000,00 Kč</text:p>
          </table:table-cell>
          <table:table-cell office:value-type="currency" office:currency="CZK" office:value="276000" calcext:value-type="currency">
            <text:p>276 000,00 Kč</text:p>
          </table:table-cell>
          <table:table-cell office:value-type="currency" office:currency="CZK" office:value="182533" calcext:value-type="currency">
            <text:p>182 533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2100000" calcext:value-type="currency">
            <text:p>2 100 000,00 Kč</text:p>
          </table:table-cell>
          <table:table-cell office:value-type="currency" office:currency="CZK" office:value="5000000" calcext:value-type="currency">
            <text:p>5 000 000,00 Kč</text:p>
          </table:table-cell>
          <table:table-cell office:value-type="currency" office:currency="CZK" office:value="448766" calcext:value-type="currency">
            <text:p>448 766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2280000" calcext:value-type="currency">
            <text:p>2 280 000,00 Kč</text:p>
          </table:table-cell>
          <table:table-cell office:value-type="currency" office:currency="CZK" office:value="2945500" calcext:value-type="currency">
            <text:p>2 945 500,00 Kč</text:p>
          </table:table-cell>
          <table:table-cell office:value-type="currency" office:currency="CZK" office:value="1717337.61" calcext:value-type="currency">
            <text:p>1 717 337,61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1508000" calcext:value-type="currency">
            <text:p>31 508 000,00 Kč</text:p>
          </table:table-cell>
          <table:table-cell office:value-type="currency" office:currency="CZK" office:value="33411000" calcext:value-type="currency">
            <text:p>33 411 000,00 Kč</text:p>
          </table:table-cell>
          <table:table-cell office:value-type="currency" office:currency="CZK" office:value="28067795.16" calcext:value-type="currency">
            <text:p>28 067 795,16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0300000" calcext:value-type="currency">
            <text:p>10 300 000,00 Kč</text:p>
          </table:table-cell>
          <table:table-cell office:value-type="currency" office:currency="CZK" office:value="13854000" calcext:value-type="currency">
            <text:p>13 854 000,00 Kč</text:p>
          </table:table-cell>
          <table:table-cell office:value-type="currency" office:currency="CZK" office:value="9018532.35" calcext:value-type="currency">
            <text:p>9 018 532,35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2" calcext:value-type="float">
            <text:p>5172</text:p>
          </table:table-cell>
          <table:table-cell office:value-type="currency" office:currency="CZK" office:value="500000" calcext:value-type="currency">
            <text:p>500 000,00 Kč</text:p>
          </table:table-cell>
          <table:table-cell office:value-type="currency" office:currency="CZK" office:value="800000" calcext:value-type="currency">
            <text:p>800 000,00 Kč</text:p>
          </table:table-cell>
          <table:table-cell office:value-type="currency" office:currency="CZK" office:value="496416.04" calcext:value-type="currency">
            <text:p>496 416,04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3" calcext:value-type="float">
            <text:p>5173</text:p>
          </table:table-cell>
          <table:table-cell table:number-columns-repeated="2" office:value-type="currency" office:currency="CZK" office:value="60000" calcext:value-type="currency">
            <text:p>60 000,00 Kč</text:p>
          </table:table-cell>
          <table:table-cell office:value-type="currency" office:currency="CZK" office:value="33832" calcext:value-type="currency">
            <text:p>33 832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30000" calcext:value-type="currency">
            <text:p>230 000,00 Kč</text:p>
          </table:table-cell>
          <table:table-cell office:value-type="currency" office:currency="CZK" office:value="189881" calcext:value-type="currency">
            <text:p>189 881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8" calcext:value-type="float">
            <text:p>5178</text:p>
          </table:table-cell>
          <table:table-cell table:number-columns-repeated="2" office:value-type="currency" office:currency="CZK" office:value="220000" calcext:value-type="currency">
            <text:p>220 000,00 Kč</text:p>
          </table:table-cell>
          <table:table-cell office:value-type="currency" office:currency="CZK" office:value="217858.08" calcext:value-type="currency">
            <text:p>217 858,08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9" calcext:value-type="float">
            <text:p>5179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30000" calcext:value-type="currency">
            <text:p>30 000,00 Kč</text:p>
          </table:table-cell>
          <table:table-cell office:value-type="currency" office:currency="CZK" office:value="24522.5" calcext:value-type="currency">
            <text:p>24 522,5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000" calcext:value-type="currency">
            <text:p>2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5" calcext:value-type="float">
            <text:p>5195</text:p>
          </table:table-cell>
          <table:table-cell office:value-type="currency" office:currency="CZK" office:value="540000" calcext:value-type="currency">
            <text:p>540 000,00 Kč</text:p>
          </table:table-cell>
          <table:table-cell office:value-type="currency" office:currency="CZK" office:value="390000" calcext:value-type="currency">
            <text:p>390 000,00 Kč</text:p>
          </table:table-cell>
          <table:table-cell office:value-type="currency" office:currency="CZK" office:value="385335" calcext:value-type="currency">
            <text:p>385 335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361" calcext:value-type="float">
            <text:p>5361</text:p>
          </table:table-cell>
          <table:table-cell office:value-type="currency" office:currency="CZK" office:value="50000" calcext:value-type="currency">
            <text:p>50 00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362" calcext:value-type="float">
            <text:p>5362</text:p>
          </table:table-cell>
          <table:table-cell office:value-type="currency" office:currency="CZK" office:value="40000" calcext:value-type="currency">
            <text:p>40 000,00 Kč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61642" calcext:value-type="currency">
            <text:p>61 642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363" calcext:value-type="float">
            <text:p>5363</text:p>
          </table:table-cell>
          <table:table-cell table:number-columns-repeated="2"/>
          <table:table-cell office:value-type="currency" office:currency="CZK" office:value="207" calcext:value-type="currency">
            <text:p>207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424" calcext:value-type="float">
            <text:p>5424</text:p>
          </table:table-cell>
          <table:table-cell office:value-type="currency" office:currency="CZK" office:value="750000" calcext:value-type="currency">
            <text:p>750 000,00 Kč</text:p>
          </table:table-cell>
          <table:table-cell office:value-type="currency" office:currency="CZK" office:value="753000" calcext:value-type="currency">
            <text:p>753 000,00 Kč</text:p>
          </table:table-cell>
          <table:table-cell office:value-type="currency" office:currency="CZK" office:value="321653" calcext:value-type="currency">
            <text:p>321 653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429" calcext:value-type="float">
            <text:p>5429</text:p>
          </table:table-cell>
          <table:table-cell table:number-columns-repeated="2" office:value-type="currency" office:currency="CZK" office:value="20000" calcext:value-type="currency">
            <text:p>20 000,00 Kč</text:p>
          </table:table-cell>
          <table:table-cell table:number-columns-repeated="1020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499" calcext:value-type="float">
            <text:p>5499</text:p>
          </table:table-cell>
          <table:table-cell office:value-type="currency" office:currency="CZK" office:value="2783000" calcext:value-type="currency">
            <text:p>2 783 000,00 Kč</text:p>
          </table:table-cell>
          <table:table-cell office:value-type="currency" office:currency="CZK" office:value="3133000" calcext:value-type="currency">
            <text:p>3 133 000,00 Kč</text:p>
          </table:table-cell>
          <table:table-cell office:value-type="currency" office:currency="CZK" office:value="2967667.15" calcext:value-type="currency">
            <text:p>2 967 667,15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660" calcext:value-type="float">
            <text:p>5660</text:p>
          </table:table-cell>
          <table:table-cell table:number-columns-repeated="2" office:value-type="currency" office:currency="CZK" office:value="600000" calcext:value-type="currency">
            <text:p>600 000,00 Kč</text:p>
          </table:table-cell>
          <table:table-cell office:value-type="currency" office:currency="CZK" office:value="168000" calcext:value-type="currency">
            <text:p>168 00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909" calcext:value-type="float">
            <text:p>5909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3147100" calcext:value-type="currency">
            <text:p>3 147 100,00 Kč</text:p>
          </table:table-cell>
          <table:table-cell office:value-type="currency" office:currency="CZK" office:value="3520325.5" calcext:value-type="currency">
            <text:p>3 520 325,5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11" calcext:value-type="float">
            <text:p>6111</text:p>
          </table:table-cell>
          <table:table-cell office:value-type="currency" office:currency="CZK" office:value="5200000" calcext:value-type="currency">
            <text:p>5 200 000,00 Kč</text:p>
          </table:table-cell>
          <table:table-cell office:value-type="currency" office:currency="CZK" office:value="1248100" calcext:value-type="currency">
            <text:p>1 248 100,00 Kč</text:p>
          </table:table-cell>
          <table:table-cell office:value-type="currency" office:currency="CZK" office:value="886606.7" calcext:value-type="currency">
            <text:p>886 606,7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554000" calcext:value-type="currency">
            <text:p>3 554 000,00 Kč</text:p>
          </table:table-cell>
          <table:table-cell table:number-columns-repeated="1021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1160000" calcext:value-type="currency">
            <text:p>1 160 000,00 Kč</text:p>
          </table:table-cell>
          <table:table-cell office:value-type="currency" office:currency="CZK" office:value="1310000" calcext:value-type="currency">
            <text:p>1 310 000,00 Kč</text:p>
          </table:table-cell>
          <table:table-cell office:value-type="currency" office:currency="CZK" office:value="954453.6" calcext:value-type="currency">
            <text:p>954 453,6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5" calcext:value-type="float">
            <text:p>6125</text:p>
          </table:table-cell>
          <table:table-cell office:value-type="currency" office:currency="CZK" office:value="1500000" calcext:value-type="currency">
            <text:p>1 500 000,00 Kč</text:p>
          </table:table-cell>
          <table:table-cell office:value-type="currency" office:currency="CZK" office:value="1601900" calcext:value-type="currency">
            <text:p>1 601 900,00 Kč</text:p>
          </table:table-cell>
          <table:table-cell office:value-type="currency" office:currency="CZK" office:value="1094243.63" calcext:value-type="currency">
            <text:p>1 094 243,63 Kč</text:p>
          </table:table-cell>
          <table:table-cell table:number-columns-repeated="1019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currency" office:currency="CZK" office:value="1760000" calcext:value-type="currency">
            <text:p>1 760 000,00 Kč</text:p>
          </table:table-cell>
          <table:table-cell office:value-type="currency" office:currency="CZK" office:value="1742665" calcext:value-type="currency">
            <text:p>1 742 665,00 Kč</text:p>
          </table:table-cell>
          <table:table-cell table:number-columns-repeated="1019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139" calcext:value-type="float">
            <text:p>5139</text:p>
          </table:table-cell>
          <table:table-cell/>
          <table:table-cell office:value-type="currency" office:currency="CZK" office:value="690000" calcext:value-type="currency">
            <text:p>690 000,00 Kč</text:p>
          </table:table-cell>
          <table:table-cell office:value-type="currency" office:currency="CZK" office:value="553226" calcext:value-type="currency">
            <text:p>553 226,00 Kč</text:p>
          </table:table-cell>
          <table:table-cell table:number-columns-repeated="1019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156" calcext:value-type="float">
            <text:p>5156</text:p>
          </table:table-cell>
          <table:table-cell/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1143.83" calcext:value-type="currency">
            <text:p>1 143,83 Kč</text:p>
          </table:table-cell>
          <table:table-cell table:number-columns-repeated="1019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161" calcext:value-type="float">
            <text:p>5161</text:p>
          </table:table-cell>
          <table:table-cell/>
          <table:table-cell office:value-type="currency" office:currency="CZK" office:value="14000" calcext:value-type="currency">
            <text:p>14 000,00 Kč</text:p>
          </table:table-cell>
          <table:table-cell office:value-type="currency" office:currency="CZK" office:value="5713" calcext:value-type="currency">
            <text:p>5 713,00 Kč</text:p>
          </table:table-cell>
          <table:table-cell table:number-columns-repeated="1019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162" calcext:value-type="float">
            <text:p>5162</text:p>
          </table:table-cell>
          <table:table-cell/>
          <table:table-cell office:value-type="currency" office:currency="CZK" office:value="35000" calcext:value-type="currency">
            <text:p>35 000,00 Kč</text:p>
          </table:table-cell>
          <table:table-cell office:value-type="currency" office:currency="CZK" office:value="19384.55" calcext:value-type="currency">
            <text:p>19 384,55 Kč</text:p>
          </table:table-cell>
          <table:table-cell table:number-columns-repeated="1019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164" calcext:value-type="float">
            <text:p>5164</text:p>
          </table:table-cell>
          <table:table-cell/>
          <table:table-cell office:value-type="currency" office:currency="CZK" office:value="182000" calcext:value-type="currency">
            <text:p>182 000,00 Kč</text:p>
          </table:table-cell>
          <table:table-cell office:value-type="currency" office:currency="CZK" office:value="172800" calcext:value-type="currency">
            <text:p>172 800,00 Kč</text:p>
          </table:table-cell>
          <table:table-cell table:number-columns-repeated="1019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169" calcext:value-type="float">
            <text:p>5169</text:p>
          </table:table-cell>
          <table:table-cell/>
          <table:table-cell office:value-type="currency" office:currency="CZK" office:value="710000" calcext:value-type="currency">
            <text:p>710 000,00 Kč</text:p>
          </table:table-cell>
          <table:table-cell office:value-type="currency" office:currency="CZK" office:value="341662.67" calcext:value-type="currency">
            <text:p>341 662,67 Kč</text:p>
          </table:table-cell>
          <table:table-cell table:number-columns-repeated="1019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173" calcext:value-type="float">
            <text:p>5173</text:p>
          </table:table-cell>
          <table:table-cell/>
          <table:table-cell office:value-type="currency" office:currency="CZK" office:value="5000" calcext:value-type="currency">
            <text:p>5 000,00 Kč</text:p>
          </table:table-cell>
          <table:table-cell office:value-type="currency" office:currency="CZK" office:value="669" calcext:value-type="currency">
            <text:p>669,00 Kč</text:p>
          </table:table-cell>
          <table:table-cell table:number-columns-repeated="1019"/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5175" calcext:value-type="float">
            <text:p>5175</text:p>
          </table:table-cell>
          <table:table-cell/>
          <table:table-cell office:value-type="currency" office:currency="CZK" office:value="6000" calcext:value-type="currency">
            <text:p>6 000,00 Kč</text:p>
          </table:table-cell>
          <table:table-cell office:value-type="currency" office:currency="CZK" office:value="2180" calcext:value-type="currency">
            <text:p>2 180,00 Kč</text:p>
          </table:table-cell>
          <table:table-cell table:number-columns-repeated="1019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220000" calcext:value-type="currency">
            <text:p>220 000,00 Kč</text:p>
          </table:table-cell>
          <table:table-cell office:value-type="currency" office:currency="CZK" office:value="163588.5" calcext:value-type="currency">
            <text:p>163 588,50 Kč</text:p>
          </table:table-cell>
          <table:table-cell table:number-columns-repeated="1019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80000" calcext:value-type="currency">
            <text:p>80 000,00 Kč</text:p>
          </table:table-cell>
          <table:table-cell office:value-type="currency" office:currency="CZK" office:value="85000" calcext:value-type="currency">
            <text:p>85 000,00 Kč</text:p>
          </table:table-cell>
          <table:table-cell office:value-type="currency" office:currency="CZK" office:value="68786" calcext:value-type="currency">
            <text:p>68 786,00 Kč</text:p>
          </table:table-cell>
          <table:table-cell table:number-columns-repeated="1019"/>
        </table:table-row>
        <table:table-row table:style-name="ro1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2" calcext:value-type="float">
            <text:p>5342</text:p>
          </table:table-cell>
          <table:table-cell table:number-columns-repeated="3" table:style-name="ce6" office:value-type="currency" office:currency="CZK" office:value="4210000" calcext:value-type="currency">
            <text:p>4 210 000,00 Kč</text:p>
          </table:table-cell>
          <table:table-cell table:number-columns-repeated="1019"/>
        </table:table-row>
        <table:table-row table:style-name="ro1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4" calcext:value-type="float">
            <text:p>5344</text:p>
          </table:table-cell>
          <table:table-cell table:number-columns-repeated="3" table:style-name="ce6" office:value-type="currency" office:currency="CZK" office:value="1173000" calcext:value-type="currency">
            <text:p>1 173 000,00 Kč</text:p>
          </table:table-cell>
          <table:table-cell table:number-columns-repeated="1019"/>
        </table:table-row>
        <table:table-row table:style-name="ro1">
          <table:table-cell table:style-name="ce3" office:value-type="float" office:value="6330" calcext:value-type="float">
            <text:p>6330</text:p>
          </table:table-cell>
          <table:table-cell table:style-name="ce3" office:value-type="float" office:value="5345" calcext:value-type="float">
            <text:p>5345</text:p>
          </table:table-cell>
          <table:table-cell table:style-name="ce6" office:value-type="currency" office:currency="CZK" office:value="5383000" calcext:value-type="currency">
            <text:p>5 383 000,00 Kč</text:p>
          </table:table-cell>
          <table:table-cell table:style-name="ce6" office:value-type="currency" office:currency="CZK" office:value="5653000" calcext:value-type="currency">
            <text:p>5 653 000,00 Kč</text:p>
          </table:table-cell>
          <table:table-cell table:style-name="ce6" office:value-type="currency" office:currency="CZK" office:value="757261792.43" calcext:value-type="currency">
            <text:p>757 261 792,43 Kč</text:p>
          </table:table-cell>
          <table:table-cell table:number-columns-repeated="1019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P1" style:volatile="true">
      <number:text>-</number:text>
      <number:number number:decimal-places="2" loext:min-decimal-places="2" number:min-integer-digits="1" number:grouping="true"/>
    </number:number-style>
    <number:number-style style:name="N111">
      <number:text/>
      <style:map style:condition="value()&gt;0" style:apply-style-name="N111P0"/>
      <style:map style:condition="value()&lt;0" style:apply-style-name="N111P1"/>
    </number:number-style>
    <number:number-style style:name="N112">
      <number:number number:decimal-places="0" loext:min-decimal-places="0" number:min-integer-digits="4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9.98mm" fo:margin-bottom="14.99mm" fo:margin-left="9.98mm" fo:margin-right="9.9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ordic_20_Reporter" style:display-name="PageStyle_Gordic Repor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ordic Reporter</dc:title>
    <meta:initial-creator>Fialová Jana (P8)</meta:initial-creator>
    <dc:creator>Jan Dvořák</dc:creator>
    <meta:print-date>2015-05-27T07:57:47</meta:print-date>
    <meta:creation-date>2015-03-18T07:37:13</meta:creation-date>
    <dc:date>2018-04-05T18:09:50.695727758</dc:date>
    <meta:generator>LibreOffice/5.4.6.2$Linux_X86_64 LibreOffice_project/40$Build-2</meta:generator>
    <meta:editing-duration>PT22M24S</meta:editing-duration>
    <meta:editing-cycles>2</meta:editing-cycles>
    <meta:document-statistic meta:table-count="2" meta:cell-count="150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